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334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1.556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1.025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16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161cm"/>
    </style:style>
    <style:style style:name="co16" style:family="table-column">
      <style:table-column-properties fo:break-before="auto" style:column-width="5.595cm"/>
    </style:style>
    <style:style style:name="co17" style:family="table-column">
      <style:table-column-properties fo:break-before="auto" style:column-width="1.939cm"/>
    </style:style>
    <style:style style:name="co18" style:family="table-column">
      <style:table-column-properties fo:break-before="auto" style:column-width="2.164cm"/>
    </style:style>
    <style:style style:name="co19" style:family="table-column">
      <style:table-column-properties fo:break-before="auto" style:column-width="2.642cm"/>
    </style:style>
    <style:style style:name="co20" style:family="table-column">
      <style:table-column-properties fo:break-before="auto" style:column-width="2.445cm"/>
    </style:style>
    <style:style style:name="co21" style:family="table-column">
      <style:table-column-properties fo:break-before="auto" style:column-width="2.699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0.476cm"/>
    </style:style>
    <style:style style:name="co24" style:family="table-column">
      <style:table-column-properties fo:break-before="auto" style:column-width="4.863cm"/>
    </style:style>
    <style:style style:name="co25" style:family="table-column">
      <style:table-column-properties fo:break-before="auto" style:column-width="1.827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1.995cm"/>
    </style:style>
    <style:style style:name="co28" style:family="table-column">
      <style:table-column-properties fo:break-before="auto" style:column-width="2.136cm"/>
    </style:style>
    <style:style style:name="co29" style:family="table-column">
      <style:table-column-properties fo:break-before="auto" style:column-width="2.671cm"/>
    </style:style>
    <style:style style:name="co30" style:family="table-column">
      <style:table-column-properties fo:break-before="auto" style:column-width="5.79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emRa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640-AES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7588">
            <text:p>7588</text:p>
          </table:table-cell>
          <table:table-cell office:value-type="float" office:value="3">
            <text:p>3</text:p>
          </table:table-cell>
          <table:table-cell office:value-type="float" office:value="395.384">
            <text:p>395,384</text:p>
          </table:table-cell>
          <table:table-cell office:value-type="float" office:value="36.95">
            <text:p>36,95</text:p>
          </table:table-cell>
          <table:table-cell office:value-type="float" office:value="787512">
            <text:p>787512</text:p>
          </table:table-cell>
          <table:table-cell office:value-type="float" office:value="73578">
            <text:p>73578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4743">
            <text:p>4743</text:p>
          </table:table-cell>
          <table:table-cell office:value-type="float" office:value="3">
            <text:p>3</text:p>
          </table:table-cell>
          <table:table-cell office:value-type="float" office:value="632.58">
            <text:p>632,58</text:p>
          </table:table-cell>
          <table:table-cell office:value-type="float" office:value="43.241">
            <text:p>43,241</text:p>
          </table:table-cell>
          <table:table-cell office:value-type="float" office:value="1259976">
            <text:p>1259976</text:p>
          </table:table-cell>
          <table:table-cell office:value-type="float" office:value="86117">
            <text:p>86117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4933">
            <text:p>4933</text:p>
          </table:table-cell>
          <table:table-cell office:value-type="float" office:value="3">
            <text:p>3</text:p>
          </table:table-cell>
          <table:table-cell office:value-type="float" office:value="608.201">
            <text:p>608,201</text:p>
          </table:table-cell>
          <table:table-cell office:value-type="float" office:value="34.912">
            <text:p>34,912</text:p>
          </table:table-cell>
          <table:table-cell office:value-type="float" office:value="1211418">
            <text:p>1211418</text:p>
          </table:table-cell>
          <table:table-cell office:value-type="float" office:value="69527">
            <text:p>69527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640-SHAKE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1420">
            <text:p>1420</text:p>
          </table:table-cell>
          <table:table-cell office:value-type="float" office:value="3">
            <text:p>3</text:p>
          </table:table-cell>
          <table:table-cell office:value-type="float" office:value="2112.872">
            <text:p>2112,872</text:p>
          </table:table-cell>
          <table:table-cell office:value-type="float" office:value="97.133">
            <text:p>97,133</text:p>
          </table:table-cell>
          <table:table-cell office:value-type="float" office:value="4208508">
            <text:p>4208508</text:p>
          </table:table-cell>
          <table:table-cell office:value-type="float" office:value="193447">
            <text:p>193447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1268">
            <text:p>1268</text:p>
          </table:table-cell>
          <table:table-cell office:value-type="float" office:value="3.001">
            <text:p>3,001</text:p>
          </table:table-cell>
          <table:table-cell office:value-type="float" office:value="2366.438">
            <text:p>2366,438</text:p>
          </table:table-cell>
          <table:table-cell office:value-type="float" office:value="130.957">
            <text:p>130,957</text:p>
          </table:table-cell>
          <table:table-cell office:value-type="float" office:value="4713586">
            <text:p>4713586</text:p>
          </table:table-cell>
          <table:table-cell office:value-type="float" office:value="260846">
            <text:p>260846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1237">
            <text:p>1237</text:p>
          </table:table-cell>
          <table:table-cell office:value-type="float" office:value="3.001">
            <text:p>3,001</text:p>
          </table:table-cell>
          <table:table-cell office:value-type="float" office:value="2426.321">
            <text:p>2426,321</text:p>
          </table:table-cell>
          <table:table-cell office:value-type="float" office:value="121.352">
            <text:p>121,352</text:p>
          </table:table-cell>
          <table:table-cell office:value-type="float" office:value="4832853">
            <text:p>4832853</text:p>
          </table:table-cell>
          <table:table-cell office:value-type="float" office:value="241699">
            <text:p>24169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976-AES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3574">
            <text:p>3574</text:p>
          </table:table-cell>
          <table:table-cell office:value-type="float" office:value="3.001">
            <text:p>3,001</text:p>
          </table:table-cell>
          <table:table-cell office:value-type="float" office:value="839.582">
            <text:p>839,582</text:p>
          </table:table-cell>
          <table:table-cell office:value-type="float" office:value="48.766">
            <text:p>48,766</text:p>
          </table:table-cell>
          <table:table-cell office:value-type="float" office:value="1672278">
            <text:p>1672278</text:p>
          </table:table-cell>
          <table:table-cell office:value-type="float" office:value="97119">
            <text:p>97119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2326">
            <text:p>2326</text:p>
          </table:table-cell>
          <table:table-cell office:value-type="float" office:value="3.001">
            <text:p>3,001</text:p>
          </table:table-cell>
          <table:table-cell office:value-type="float" office:value="1290.154">
            <text:p>1290,154</text:p>
          </table:table-cell>
          <table:table-cell office:value-type="float" office:value="57.24">
            <text:p>57,24</text:p>
          </table:table-cell>
          <table:table-cell office:value-type="float" office:value="2569759">
            <text:p>2569759</text:p>
          </table:table-cell>
          <table:table-cell office:value-type="float" office:value="114002">
            <text:p>114002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2416">
            <text:p>2416</text:p>
          </table:table-cell>
          <table:table-cell office:value-type="float" office:value="3">
            <text:p>3</text:p>
          </table:table-cell>
          <table:table-cell office:value-type="float" office:value="1241.776">
            <text:p>1241,776</text:p>
          </table:table-cell>
          <table:table-cell office:value-type="float" office:value="52.442">
            <text:p>52,442</text:p>
          </table:table-cell>
          <table:table-cell office:value-type="float" office:value="2473401">
            <text:p>2473401</text:p>
          </table:table-cell>
          <table:table-cell office:value-type="float" office:value="104449">
            <text:p>10444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976-SHAKE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643">
            <text:p>643</text:p>
          </table:table-cell>
          <table:table-cell office:value-type="float" office:value="3.005">
            <text:p>3,005</text:p>
          </table:table-cell>
          <table:table-cell office:value-type="float" office:value="4672.655">
            <text:p>4672,655</text:p>
          </table:table-cell>
          <table:table-cell office:value-type="float" office:value="206.567">
            <text:p>206,567</text:p>
          </table:table-cell>
          <table:table-cell office:value-type="float" office:value="9307210">
            <text:p>9307210</text:p>
          </table:table-cell>
          <table:table-cell office:value-type="float" office:value="411451">
            <text:p>411451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563">
            <text:p>563</text:p>
          </table:table-cell>
          <table:table-cell office:value-type="float" office:value="3.005">
            <text:p>3,005</text:p>
          </table:table-cell>
          <table:table-cell office:value-type="float" office:value="5336.917">
            <text:p>5336,917</text:p>
          </table:table-cell>
          <table:table-cell office:value-type="float" office:value="282.071">
            <text:p>282,071</text:p>
          </table:table-cell>
          <table:table-cell office:value-type="float" office:value="10630304">
            <text:p>10630304</text:p>
          </table:table-cell>
          <table:table-cell office:value-type="float" office:value="561832">
            <text:p>561832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561">
            <text:p>561</text:p>
          </table:table-cell>
          <table:table-cell office:value-type="float" office:value="3.002">
            <text:p>3,002</text:p>
          </table:table-cell>
          <table:table-cell office:value-type="float" office:value="5351.57">
            <text:p>5351,57</text:p>
          </table:table-cell>
          <table:table-cell office:value-type="float" office:value="305.592">
            <text:p>305,592</text:p>
          </table:table-cell>
          <table:table-cell office:value-type="float" office:value="10659516">
            <text:p>10659516</text:p>
          </table:table-cell>
          <table:table-cell office:value-type="float" office:value="608673">
            <text:p>608673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1344-AES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2062">
            <text:p>2062</text:p>
          </table:table-cell>
          <table:table-cell office:value-type="float" office:value="3.001">
            <text:p>3,001</text:p>
          </table:table-cell>
          <table:table-cell office:value-type="float" office:value="1455.165">
            <text:p>1455,165</text:p>
          </table:table-cell>
          <table:table-cell office:value-type="float" office:value="61.861">
            <text:p>61,861</text:p>
          </table:table-cell>
          <table:table-cell office:value-type="float" office:value="2898420">
            <text:p>2898420</text:p>
          </table:table-cell>
          <table:table-cell office:value-type="float" office:value="123191">
            <text:p>123191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1323">
            <text:p>1323</text:p>
          </table:table-cell>
          <table:table-cell office:value-type="float" office:value="3.002">
            <text:p>3,002</text:p>
          </table:table-cell>
          <table:table-cell office:value-type="float" office:value="2268.825">
            <text:p>2268,825</text:p>
          </table:table-cell>
          <table:table-cell office:value-type="float" office:value="80.666">
            <text:p>80,666</text:p>
          </table:table-cell>
          <table:table-cell office:value-type="float" office:value="4519108">
            <text:p>4519108</text:p>
          </table:table-cell>
          <table:table-cell office:value-type="float" office:value="160659">
            <text:p>160659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1342">
            <text:p>1342</text:p>
          </table:table-cell>
          <table:table-cell office:value-type="float" office:value="3.001">
            <text:p>3,001</text:p>
          </table:table-cell>
          <table:table-cell office:value-type="float" office:value="2236.099">
            <text:p>2236,099</text:p>
          </table:table-cell>
          <table:table-cell office:value-type="float" office:value="89.796">
            <text:p>89,796</text:p>
          </table:table-cell>
          <table:table-cell office:value-type="float" office:value="4453934">
            <text:p>4453934</text:p>
          </table:table-cell>
          <table:table-cell office:value-type="float" office:value="178844">
            <text:p>178844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rodoKEM-1344-SHAKE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8451.428">
            <text:p>8451,428</text:p>
          </table:table-cell>
          <table:table-cell office:value-type="float" office:value="397.435">
            <text:p>397,435</text:p>
          </table:table-cell>
          <table:table-cell office:value-type="float" office:value="16834028">
            <text:p>16834028</text:p>
          </table:table-cell>
          <table:table-cell office:value-type="float" office:value="791652">
            <text:p>791652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317">
            <text:p>317</text:p>
          </table:table-cell>
          <table:table-cell office:value-type="float" office:value="3.008">
            <text:p>3,008</text:p>
          </table:table-cell>
          <table:table-cell office:value-type="float" office:value="9489.073">
            <text:p>9489,073</text:p>
          </table:table-cell>
          <table:table-cell office:value-type="float" office:value="488.735">
            <text:p>488,735</text:p>
          </table:table-cell>
          <table:table-cell office:value-type="float" office:value="18900834">
            <text:p>18900834</text:p>
          </table:table-cell>
          <table:table-cell office:value-type="float" office:value="973494">
            <text:p>973494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316">
            <text:p>316</text:p>
          </table:table-cell>
          <table:table-cell office:value-type="float" office:value="3.004">
            <text:p>3,004</text:p>
          </table:table-cell>
          <table:table-cell office:value-type="float" office:value="9504.905">
            <text:p>9504,905</text:p>
          </table:table-cell>
          <table:table-cell office:value-type="float" office:value="470.479">
            <text:p>470,479</text:p>
          </table:table-cell>
          <table:table-cell office:value-type="float" office:value="18932383">
            <text:p>18932383</text:p>
          </table:table-cell>
          <table:table-cell office:value-type="float" office:value="937161">
            <text:p>937161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TRU-HPS-2048-509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838">
            <text:p>838</text:p>
          </table:table-cell>
          <table:table-cell office:value-type="float" office:value="3.003">
            <text:p>3,003</text:p>
          </table:table-cell>
          <table:table-cell office:value-type="float" office:value="3583.408">
            <text:p>3583,408</text:p>
          </table:table-cell>
          <table:table-cell office:value-type="float" office:value="237.231">
            <text:p>237,231</text:p>
          </table:table-cell>
          <table:table-cell office:value-type="float" office:value="7137611">
            <text:p>7137611</text:p>
          </table:table-cell>
          <table:table-cell office:value-type="float" office:value="472500">
            <text:p>472500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15923">
            <text:p>15923</text:p>
          </table:table-cell>
          <table:table-cell office:value-type="float" office:value="3">
            <text:p>3</text:p>
          </table:table-cell>
          <table:table-cell office:value-type="float" office:value="188.412">
            <text:p>188,412</text:p>
          </table:table-cell>
          <table:table-cell office:value-type="float" office:value="16.171">
            <text:p>16,171</text:p>
          </table:table-cell>
          <table:table-cell office:value-type="float" office:value="375234">
            <text:p>375234</text:p>
          </table:table-cell>
          <table:table-cell office:value-type="float" office:value="32185">
            <text:p>32185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6213">
            <text:p>6213</text:p>
          </table:table-cell>
          <table:table-cell office:value-type="float" office:value="3">
            <text:p>3</text:p>
          </table:table-cell>
          <table:table-cell office:value-type="float" office:value="482.904">
            <text:p>482,904</text:p>
          </table:table-cell>
          <table:table-cell office:value-type="float" office:value="31.873">
            <text:p>31,873</text:p>
          </table:table-cell>
          <table:table-cell office:value-type="float" office:value="961839">
            <text:p>961839</text:p>
          </table:table-cell>
          <table:table-cell office:value-type="float" office:value="63476">
            <text:p>63476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TRU-HPS-2048-677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485">
            <text:p>485</text:p>
          </table:table-cell>
          <table:table-cell office:value-type="float" office:value="3.005">
            <text:p>3,005</text:p>
          </table:table-cell>
          <table:table-cell office:value-type="float" office:value="6195.849">
            <text:p>6195,849</text:p>
          </table:table-cell>
          <table:table-cell office:value-type="float" office:value="388.26">
            <text:p>388,26</text:p>
          </table:table-cell>
          <table:table-cell office:value-type="float" office:value="12341188">
            <text:p>12341188</text:p>
          </table:table-cell>
          <table:table-cell office:value-type="float" office:value="773363">
            <text:p>773363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9383">
            <text:p>9383</text:p>
          </table:table-cell>
          <table:table-cell office:value-type="float" office:value="3">
            <text:p>3</text:p>
          </table:table-cell>
          <table:table-cell office:value-type="float" office:value="319.752">
            <text:p>319,752</text:p>
          </table:table-cell>
          <table:table-cell office:value-type="float" office:value="29.747">
            <text:p>29,747</text:p>
          </table:table-cell>
          <table:table-cell office:value-type="float" office:value="636835">
            <text:p>636835</text:p>
          </table:table-cell>
          <table:table-cell office:value-type="float" office:value="59238">
            <text:p>59238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3513">
            <text:p>3513</text:p>
          </table:table-cell>
          <table:table-cell office:value-type="float" office:value="3.001">
            <text:p>3,001</text:p>
          </table:table-cell>
          <table:table-cell office:value-type="float" office:value="854.172">
            <text:p>854,172</text:p>
          </table:table-cell>
          <table:table-cell office:value-type="float" office:value="62.614">
            <text:p>62,614</text:p>
          </table:table-cell>
          <table:table-cell office:value-type="float" office:value="1701357">
            <text:p>1701357</text:p>
          </table:table-cell>
          <table:table-cell office:value-type="float" office:value="124721">
            <text:p>124721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TRU-HPS-4096-821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334">
            <text:p>334</text:p>
          </table:table-cell>
          <table:table-cell office:value-type="float" office:value="3.001">
            <text:p>3,001</text:p>
          </table:table-cell>
          <table:table-cell office:value-type="float" office:value="8985.557">
            <text:p>8985,557</text:p>
          </table:table-cell>
          <table:table-cell office:value-type="float" office:value="467.529">
            <text:p>467,529</text:p>
          </table:table-cell>
          <table:table-cell office:value-type="float" office:value="17897906">
            <text:p>17897906</text:p>
          </table:table-cell>
          <table:table-cell office:value-type="float" office:value="931215">
            <text:p>931215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6774">
            <text:p>6774</text:p>
          </table:table-cell>
          <table:table-cell office:value-type="float" office:value="3">
            <text:p>3</text:p>
          </table:table-cell>
          <table:table-cell office:value-type="float" office:value="442.873">
            <text:p>442,873</text:p>
          </table:table-cell>
          <table:table-cell office:value-type="float" office:value="38.31">
            <text:p>38,31</text:p>
          </table:table-cell>
          <table:table-cell office:value-type="float" office:value="882082">
            <text:p>882082</text:p>
          </table:table-cell>
          <table:table-cell office:value-type="float" office:value="76289">
            <text:p>76289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2473">
            <text:p>2473</text:p>
          </table:table-cell>
          <table:table-cell office:value-type="float" office:value="3">
            <text:p>3</text:p>
          </table:table-cell>
          <table:table-cell office:value-type="float" office:value="1213.143">
            <text:p>1213,143</text:p>
          </table:table-cell>
          <table:table-cell office:value-type="float" office:value="77.488">
            <text:p>77,488</text:p>
          </table:table-cell>
          <table:table-cell office:value-type="float" office:value="2416368">
            <text:p>2416368</text:p>
          </table:table-cell>
          <table:table-cell office:value-type="float" office:value="154325">
            <text:p>154325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TRU-HRSS-701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475">
            <text:p>475</text:p>
          </table:table-cell>
          <table:table-cell office:value-type="float" office:value="3.001">
            <text:p>3,001</text:p>
          </table:table-cell>
          <table:table-cell office:value-type="float" office:value="6317.541">
            <text:p>6317,541</text:p>
          </table:table-cell>
          <table:table-cell office:value-type="float" office:value="234.887">
            <text:p>234,887</text:p>
          </table:table-cell>
          <table:table-cell office:value-type="float" office:value="12583606">
            <text:p>12583606</text:p>
          </table:table-cell>
          <table:table-cell office:value-type="float" office:value="467860">
            <text:p>467860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9792">
            <text:p>9792</text:p>
          </table:table-cell>
          <table:table-cell office:value-type="float" office:value="3">
            <text:p>3</text:p>
          </table:table-cell>
          <table:table-cell office:value-type="float" office:value="306.396">
            <text:p>306,396</text:p>
          </table:table-cell>
          <table:table-cell office:value-type="float" office:value="25.924">
            <text:p>25,924</text:p>
          </table:table-cell>
          <table:table-cell office:value-type="float" office:value="610228">
            <text:p>610228</text:p>
          </table:table-cell>
          <table:table-cell office:value-type="float" office:value="51604">
            <text:p>51604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3330">
            <text:p>3330</text:p>
          </table:table-cell>
          <table:table-cell office:value-type="float" office:value="3.001">
            <text:p>3,001</text:p>
          </table:table-cell>
          <table:table-cell office:value-type="float" office:value="901.15">
            <text:p>901,15</text:p>
          </table:table-cell>
          <table:table-cell office:value-type="float" office:value="73.845">
            <text:p>73,845</text:p>
          </table:table-cell>
          <table:table-cell office:value-type="float" office:value="1794941">
            <text:p>1794941</text:p>
          </table:table-cell>
          <table:table-cell office:value-type="float" office:value="147061">
            <text:p>147061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BIKE1-L1-CPA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32359">
            <text:p>32359</text:p>
          </table:table-cell>
          <table:table-cell office:value-type="float" office:value="3">
            <text:p>3</text:p>
          </table:table-cell>
          <table:table-cell office:value-type="float" office:value="92.711">
            <text:p>92,711</text:p>
          </table:table-cell>
          <table:table-cell office:value-type="float" office:value="17.072">
            <text:p>17,072</text:p>
          </table:table-cell>
          <table:table-cell office:value-type="float" office:value="184613">
            <text:p>184613</text:p>
          </table:table-cell>
          <table:table-cell office:value-type="float" office:value="33996">
            <text:p>33996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26172">
            <text:p>26172</text:p>
          </table:table-cell>
          <table:table-cell office:value-type="float" office:value="3">
            <text:p>3</text:p>
          </table:table-cell>
          <table:table-cell office:value-type="float" office:value="114.627">
            <text:p>114,627</text:p>
          </table:table-cell>
          <table:table-cell office:value-type="float" office:value="9.618">
            <text:p>9,618</text:p>
          </table:table-cell>
          <table:table-cell office:value-type="float" office:value="228254">
            <text:p>228254</text:p>
          </table:table-cell>
          <table:table-cell office:value-type="float" office:value="19129">
            <text:p>19129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2210">
            <text:p>2210</text:p>
          </table:table-cell>
          <table:table-cell office:value-type="float" office:value="3.001">
            <text:p>3,001</text:p>
          </table:table-cell>
          <table:table-cell office:value-type="float" office:value="1358.058">
            <text:p>1358,058</text:p>
          </table:table-cell>
          <table:table-cell office:value-type="float" office:value="44.952">
            <text:p>44,952</text:p>
          </table:table-cell>
          <table:table-cell office:value-type="float" office:value="2704988">
            <text:p>2704988</text:p>
          </table:table-cell>
          <table:table-cell office:value-type="float" office:value="89531">
            <text:p>89531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BIKE1-L3-CPA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10103">
            <text:p>10103</text:p>
          </table:table-cell>
          <table:table-cell office:value-type="float" office:value="3">
            <text:p>3</text:p>
          </table:table-cell>
          <table:table-cell office:value-type="float" office:value="296.942">
            <text:p>296,942</text:p>
          </table:table-cell>
          <table:table-cell office:value-type="float" office:value="19.797">
            <text:p>19,797</text:p>
          </table:table-cell>
          <table:table-cell office:value-type="float" office:value="591402">
            <text:p>591402</text:p>
          </table:table-cell>
          <table:table-cell office:value-type="float" office:value="39400">
            <text:p>39400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8656">
            <text:p>8656</text:p>
          </table:table-cell>
          <table:table-cell office:value-type="float" office:value="3">
            <text:p>3</text:p>
          </table:table-cell>
          <table:table-cell office:value-type="float" office:value="346.608">
            <text:p>346,608</text:p>
          </table:table-cell>
          <table:table-cell office:value-type="float" office:value="26.968">
            <text:p>26,968</text:p>
          </table:table-cell>
          <table:table-cell office:value-type="float" office:value="690305">
            <text:p>690305</text:p>
          </table:table-cell>
          <table:table-cell office:value-type="float" office:value="53702">
            <text:p>53702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585">
            <text:p>585</text:p>
          </table:table-cell>
          <table:table-cell office:value-type="float" office:value="3.001">
            <text:p>3,001</text:p>
          </table:table-cell>
          <table:table-cell office:value-type="float" office:value="5129.889">
            <text:p>5129,889</text:p>
          </table:table-cell>
          <table:table-cell office:value-type="float" office:value="155.078">
            <text:p>155,078</text:p>
          </table:table-cell>
          <table:table-cell office:value-type="float" office:value="10217941">
            <text:p>10217941</text:p>
          </table:table-cell>
          <table:table-cell office:value-type="float" office:value="308900">
            <text:p>308900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BIKE1-L1-FO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24061">
            <text:p>24061</text:p>
          </table:table-cell>
          <table:table-cell office:value-type="float" office:value="3">
            <text:p>3</text:p>
          </table:table-cell>
          <table:table-cell office:value-type="float" office:value="124.686">
            <text:p>124,686</text:p>
          </table:table-cell>
          <table:table-cell office:value-type="float" office:value="15.236">
            <text:p>15,236</text:p>
          </table:table-cell>
          <table:table-cell office:value-type="float" office:value="248296">
            <text:p>248296</text:p>
          </table:table-cell>
          <table:table-cell office:value-type="float" office:value="30327">
            <text:p>30327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20143">
            <text:p>20143</text:p>
          </table:table-cell>
          <table:table-cell office:value-type="float" office:value="3">
            <text:p>3</text:p>
          </table:table-cell>
          <table:table-cell office:value-type="float" office:value="148.94">
            <text:p>148,94</text:p>
          </table:table-cell>
          <table:table-cell office:value-type="float" office:value="11.786">
            <text:p>11,786</text:p>
          </table:table-cell>
          <table:table-cell office:value-type="float" office:value="296622">
            <text:p>296622</text:p>
          </table:table-cell>
          <table:table-cell office:value-type="float" office:value="23448">
            <text:p>23448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1650">
            <text:p>1650</text:p>
          </table:table-cell>
          <table:table-cell office:value-type="float" office:value="3.001">
            <text:p>3,001</text:p>
          </table:table-cell>
          <table:table-cell office:value-type="float" office:value="1819.077">
            <text:p>1819,077</text:p>
          </table:table-cell>
          <table:table-cell office:value-type="float" office:value="65.312">
            <text:p>65,312</text:p>
          </table:table-cell>
          <table:table-cell office:value-type="float" office:value="3623281">
            <text:p>3623281</text:p>
          </table:table-cell>
          <table:table-cell office:value-type="float" office:value="130056">
            <text:p>130056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BIKE1-L3-FO</text:p>
          </table:table-cell>
          <table:table-cell table:number-columns-repeated="14"/>
        </table:table-row>
        <table:table-row table:style-name="ro1">
          <table:table-cell office:value-type="string">
            <text:p>keygen</text:p>
          </table:table-cell>
          <table:table-cell office:value-type="float" office:value="6760">
            <text:p>6760</text:p>
          </table:table-cell>
          <table:table-cell office:value-type="float" office:value="3">
            <text:p>3</text:p>
          </table:table-cell>
          <table:table-cell office:value-type="float" office:value="443.849">
            <text:p>443,849</text:p>
          </table:table-cell>
          <table:table-cell office:value-type="float" office:value="36.458">
            <text:p>36,458</text:p>
          </table:table-cell>
          <table:table-cell office:value-type="float" office:value="884038">
            <text:p>884038</text:p>
          </table:table-cell>
          <table:table-cell office:value-type="float" office:value="72604">
            <text:p>72604</text:p>
          </table:table-cell>
          <table:table-cell table:number-columns-repeated="8"/>
        </table:table-row>
        <table:table-row table:style-name="ro1">
          <table:table-cell office:value-type="string">
            <text:p>encaps</text:p>
          </table:table-cell>
          <table:table-cell office:value-type="float" office:value="6042">
            <text:p>6042</text:p>
          </table:table-cell>
          <table:table-cell office:value-type="float" office:value="3">
            <text:p>3</text:p>
          </table:table-cell>
          <table:table-cell office:value-type="float" office:value="496.572">
            <text:p>496,572</text:p>
          </table:table-cell>
          <table:table-cell office:value-type="float" office:value="23.359">
            <text:p>23,359</text:p>
          </table:table-cell>
          <table:table-cell office:value-type="float" office:value="989041">
            <text:p>989041</text:p>
          </table:table-cell>
          <table:table-cell office:value-type="float" office:value="46507">
            <text:p>46507</text:p>
          </table:table-cell>
          <table:table-cell table:number-columns-repeated="8"/>
        </table:table-row>
        <table:table-row table:style-name="ro1">
          <table:table-cell office:value-type="string">
            <text:p>decaps</text:p>
          </table:table-cell>
          <table:table-cell office:value-type="float" office:value="440">
            <text:p>440</text:p>
          </table:table-cell>
          <table:table-cell office:value-type="float" office:value="3.007">
            <text:p>3,007</text:p>
          </table:table-cell>
          <table:table-cell office:value-type="float" office:value="6834.1">
            <text:p>6834,1</text:p>
          </table:table-cell>
          <table:table-cell office:value-type="float" office:value="371.198">
            <text:p>371,198</text:p>
          </table:table-cell>
          <table:table-cell office:value-type="float" office:value="13612460">
            <text:p>13612460</text:p>
          </table:table-cell>
          <table:table-cell office:value-type="float" office:value="739319">
            <text:p>739319</text:p>
          </table:table-cell>
          <table:table-cell table:number-columns-repeated="8"/>
        </table:table-row>
      </table:table>
      <table:table table:name="KemFinal" table:style-name="ta1" table:print="false">
        <table:table-column table:style-name="co15" table:default-cell-style-name="Default"/>
        <table:table-column table:style-name="co14" table:number-columns-repeated="4" table:default-cell-style-name="Default"/>
        <table:table-row table:style-name="ro2">
          <table:table-cell/>
          <table:table-cell office:value-type="string">
            <text:p>encaps(us)</text:p>
          </table:table-cell>
          <table:table-cell/>
          <table:table-cell office:value-type="string">
            <text:p>decaps(us)</text:p>
          </table:table-cell>
          <table:table-cell/>
        </table:table-row>
        <table:table-row table:style-name="ro2">
          <table:table-cell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2">
          <table:table-cell office:value-type="string">
            <text:p>FrodoKEM-640-AES</text:p>
          </table:table-cell>
          <table:table-cell office:value-type="float" office:value="632.58">
            <text:p>632,58</text:p>
          </table:table-cell>
          <table:table-cell office:value-type="float" office:value="43.241">
            <text:p>43,241</text:p>
          </table:table-cell>
          <table:table-cell office:value-type="float" office:value="608.201">
            <text:p>608,201</text:p>
          </table:table-cell>
          <table:table-cell office:value-type="float" office:value="34.912">
            <text:p>34,912</text:p>
          </table:table-cell>
        </table:table-row>
        <table:table-row table:style-name="ro2">
          <table:table-cell office:value-type="string">
            <text:p>FrodoKEM-640-SHAKE</text:p>
          </table:table-cell>
          <table:table-cell office:value-type="float" office:value="2366.438">
            <text:p>2366,438</text:p>
          </table:table-cell>
          <table:table-cell office:value-type="float" office:value="130.957">
            <text:p>130,957</text:p>
          </table:table-cell>
          <table:table-cell office:value-type="float" office:value="2426.321">
            <text:p>2426,321</text:p>
          </table:table-cell>
          <table:table-cell office:value-type="float" office:value="121.352">
            <text:p>121,352</text:p>
          </table:table-cell>
        </table:table-row>
        <table:table-row table:style-name="ro2">
          <table:table-cell office:value-type="string">
            <text:p>FrodoKEM-976-AES</text:p>
          </table:table-cell>
          <table:table-cell office:value-type="float" office:value="1290.154">
            <text:p>1290,154</text:p>
          </table:table-cell>
          <table:table-cell office:value-type="float" office:value="57.24">
            <text:p>57,24</text:p>
          </table:table-cell>
          <table:table-cell office:value-type="float" office:value="1241.776">
            <text:p>1241,776</text:p>
          </table:table-cell>
          <table:table-cell office:value-type="float" office:value="52.442">
            <text:p>52,442</text:p>
          </table:table-cell>
        </table:table-row>
        <table:table-row table:style-name="ro2">
          <table:table-cell office:value-type="string">
            <text:p>FrodoKEM-976-SHAKE</text:p>
          </table:table-cell>
          <table:table-cell office:value-type="float" office:value="5336.917">
            <text:p>5336,917</text:p>
          </table:table-cell>
          <table:table-cell office:value-type="float" office:value="282.071">
            <text:p>282,071</text:p>
          </table:table-cell>
          <table:table-cell office:value-type="float" office:value="5351.57">
            <text:p>5351,57</text:p>
          </table:table-cell>
          <table:table-cell office:value-type="float" office:value="305.592">
            <text:p>305,592</text:p>
          </table:table-cell>
        </table:table-row>
        <table:table-row table:style-name="ro2">
          <table:table-cell office:value-type="string">
            <text:p>FrodoKEM-1344-AES</text:p>
          </table:table-cell>
          <table:table-cell office:value-type="float" office:value="2268.825">
            <text:p>2268,825</text:p>
          </table:table-cell>
          <table:table-cell office:value-type="float" office:value="80.666">
            <text:p>80,666</text:p>
          </table:table-cell>
          <table:table-cell office:value-type="float" office:value="2236.099">
            <text:p>2236,099</text:p>
          </table:table-cell>
          <table:table-cell office:value-type="float" office:value="89.796">
            <text:p>89,796</text:p>
          </table:table-cell>
        </table:table-row>
        <table:table-row table:style-name="ro2">
          <table:table-cell office:value-type="string">
            <text:p>FrodoKEM-1344-SHAKE</text:p>
          </table:table-cell>
          <table:table-cell office:value-type="float" office:value="9489.073">
            <text:p>9489,073</text:p>
          </table:table-cell>
          <table:table-cell office:value-type="float" office:value="488.735">
            <text:p>488,735</text:p>
          </table:table-cell>
          <table:table-cell office:value-type="float" office:value="9504.905">
            <text:p>9504,905</text:p>
          </table:table-cell>
          <table:table-cell office:value-type="float" office:value="470.479">
            <text:p>470,479</text:p>
          </table:table-cell>
        </table:table-row>
        <table:table-row table:style-name="ro2">
          <table:table-cell office:value-type="string">
            <text:p>NTRU-HPS-2048-509</text:p>
          </table:table-cell>
          <table:table-cell office:value-type="float" office:value="188.412">
            <text:p>188,412</text:p>
          </table:table-cell>
          <table:table-cell office:value-type="float" office:value="16.171">
            <text:p>16,171</text:p>
          </table:table-cell>
          <table:table-cell office:value-type="float" office:value="482.904">
            <text:p>482,904</text:p>
          </table:table-cell>
          <table:table-cell office:value-type="float" office:value="31.873">
            <text:p>31,873</text:p>
          </table:table-cell>
        </table:table-row>
        <table:table-row table:style-name="ro2">
          <table:table-cell office:value-type="string">
            <text:p>NTRU-HPS-2048-677</text:p>
          </table:table-cell>
          <table:table-cell office:value-type="float" office:value="319.752">
            <text:p>319,752</text:p>
          </table:table-cell>
          <table:table-cell office:value-type="float" office:value="29.747">
            <text:p>29,747</text:p>
          </table:table-cell>
          <table:table-cell office:value-type="float" office:value="854.172">
            <text:p>854,172</text:p>
          </table:table-cell>
          <table:table-cell office:value-type="float" office:value="62.614">
            <text:p>62,614</text:p>
          </table:table-cell>
        </table:table-row>
        <table:table-row table:style-name="ro2">
          <table:table-cell office:value-type="string">
            <text:p>NTRU-HPS-4096-821</text:p>
          </table:table-cell>
          <table:table-cell office:value-type="float" office:value="442.873">
            <text:p>442,873</text:p>
          </table:table-cell>
          <table:table-cell office:value-type="float" office:value="38.31">
            <text:p>38,31</text:p>
          </table:table-cell>
          <table:table-cell office:value-type="float" office:value="1213.143">
            <text:p>1213,143</text:p>
          </table:table-cell>
          <table:table-cell office:value-type="float" office:value="77.488">
            <text:p>77,488</text:p>
          </table:table-cell>
        </table:table-row>
        <table:table-row table:style-name="ro2">
          <table:table-cell office:value-type="string">
            <text:p>NTRU-HRSS-701</text:p>
          </table:table-cell>
          <table:table-cell office:value-type="float" office:value="306.396">
            <text:p>306,396</text:p>
          </table:table-cell>
          <table:table-cell office:value-type="float" office:value="25.924">
            <text:p>25,924</text:p>
          </table:table-cell>
          <table:table-cell office:value-type="float" office:value="901.15">
            <text:p>901,15</text:p>
          </table:table-cell>
          <table:table-cell office:value-type="float" office:value="73.845">
            <text:p>73,845</text:p>
          </table:table-cell>
        </table:table-row>
        <table:table-row table:style-name="ro2">
          <table:table-cell office:value-type="string">
            <text:p>BIKE1-L1-CPA</text:p>
          </table:table-cell>
          <table:table-cell office:value-type="float" office:value="114.627">
            <text:p>114,627</text:p>
          </table:table-cell>
          <table:table-cell office:value-type="float" office:value="9.618">
            <text:p>9,618</text:p>
          </table:table-cell>
          <table:table-cell office:value-type="float" office:value="1358.058">
            <text:p>1358,058</text:p>
          </table:table-cell>
          <table:table-cell office:value-type="float" office:value="44.952">
            <text:p>44,952</text:p>
          </table:table-cell>
        </table:table-row>
        <table:table-row table:style-name="ro2">
          <table:table-cell office:value-type="string">
            <text:p>BIKE1-L3-CPA</text:p>
          </table:table-cell>
          <table:table-cell office:value-type="float" office:value="346.608">
            <text:p>346,608</text:p>
          </table:table-cell>
          <table:table-cell office:value-type="float" office:value="26.968">
            <text:p>26,968</text:p>
          </table:table-cell>
          <table:table-cell office:value-type="float" office:value="5129.889">
            <text:p>5129,889</text:p>
          </table:table-cell>
          <table:table-cell office:value-type="float" office:value="155.078">
            <text:p>155,078</text:p>
          </table:table-cell>
        </table:table-row>
        <table:table-row table:style-name="ro2">
          <table:table-cell office:value-type="string">
            <text:p>BIKE1-L1-FO</text:p>
          </table:table-cell>
          <table:table-cell office:value-type="float" office:value="148.94">
            <text:p>148,94</text:p>
          </table:table-cell>
          <table:table-cell office:value-type="float" office:value="11.786">
            <text:p>11,786</text:p>
          </table:table-cell>
          <table:table-cell office:value-type="float" office:value="1819.077">
            <text:p>1819,077</text:p>
          </table:table-cell>
          <table:table-cell office:value-type="float" office:value="65.312">
            <text:p>65,312</text:p>
          </table:table-cell>
        </table:table-row>
        <table:table-row table:style-name="ro2">
          <table:table-cell office:value-type="string">
            <text:p>BIKE1-L3-FO</text:p>
          </table:table-cell>
          <table:table-cell office:value-type="float" office:value="496.572">
            <text:p>496,572</text:p>
          </table:table-cell>
          <table:table-cell office:value-type="float" office:value="23.359">
            <text:p>23,359</text:p>
          </table:table-cell>
          <table:table-cell office:value-type="float" office:value="6834.1">
            <text:p>6834,1</text:p>
          </table:table-cell>
          <table:table-cell office:value-type="float" office:value="371.198">
            <text:p>371,198</text:p>
          </table:table-cell>
        </table:table-row>
      </table:table>
      <table:table table:name="SphincsRaw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number-columns-repeated="1009" table:default-cell-style-name="Default"/>
        <table:table-row table:style-name="ro2"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table:number-columns-repeated="26"/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28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9393">
            <text:p>9393</text:p>
          </table:table-cell>
          <table:table-cell office:value-type="float" office:value="3">
            <text:p>3</text:p>
          </table:table-cell>
          <table:table-cell office:value-type="float" office:value="319.39">
            <text:p>319,39</text:p>
          </table:table-cell>
          <table:table-cell office:value-type="float" office:value="62.888">
            <text:p>62,888</text:p>
          </table:table-cell>
          <table:table-cell office:value-type="float" office:value="636257">
            <text:p>636257</text:p>
          </table:table-cell>
          <table:table-cell office:value-type="float" office:value="125246">
            <text:p>12524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66">
            <text:p>266</text:p>
          </table:table-cell>
          <table:table-cell office:value-type="float" office:value="3.007">
            <text:p>3,007</text:p>
          </table:table-cell>
          <table:table-cell office:value-type="float" office:value="11304.436">
            <text:p>11304,436</text:p>
          </table:table-cell>
          <table:table-cell office:value-type="float" office:value="1012.892">
            <text:p>1012,892</text:p>
          </table:table-cell>
          <table:table-cell office:value-type="float" office:value="22521933">
            <text:p>22521933</text:p>
          </table:table-cell>
          <table:table-cell office:value-type="float" office:value="2017924">
            <text:p>2017924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6469">
            <text:p>6469</text:p>
          </table:table-cell>
          <table:table-cell office:value-type="float" office:value="3">
            <text:p>3</text:p>
          </table:table-cell>
          <table:table-cell office:value-type="float" office:value="463.758">
            <text:p>463,758</text:p>
          </table:table-cell>
          <table:table-cell office:value-type="float" office:value="50.551">
            <text:p>50,551</text:p>
          </table:table-cell>
          <table:table-cell office:value-type="float" office:value="923901">
            <text:p>923901</text:p>
          </table:table-cell>
          <table:table-cell office:value-type="float" office:value="100698">
            <text:p>10069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28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4452">
            <text:p>14452</text:p>
          </table:table-cell>
          <table:table-cell office:value-type="float" office:value="3">
            <text:p>3</text:p>
          </table:table-cell>
          <table:table-cell office:value-type="float" office:value="207.596">
            <text:p>207,596</text:p>
          </table:table-cell>
          <table:table-cell office:value-type="float" office:value="33.427">
            <text:p>33,427</text:p>
          </table:table-cell>
          <table:table-cell office:value-type="float" office:value="413537">
            <text:p>413537</text:p>
          </table:table-cell>
          <table:table-cell office:value-type="float" office:value="66575">
            <text:p>66575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436">
            <text:p>436</text:p>
          </table:table-cell>
          <table:table-cell office:value-type="float" office:value="3.001">
            <text:p>3,001</text:p>
          </table:table-cell>
          <table:table-cell office:value-type="float" office:value="6883.17">
            <text:p>6883,17</text:p>
          </table:table-cell>
          <table:table-cell office:value-type="float" office:value="305.369">
            <text:p>305,369</text:p>
          </table:table-cell>
          <table:table-cell office:value-type="float" office:value="13713216">
            <text:p>13713216</text:p>
          </table:table-cell>
          <table:table-cell office:value-type="float" office:value="608375">
            <text:p>608375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0311">
            <text:p>10311</text:p>
          </table:table-cell>
          <table:table-cell office:value-type="float" office:value="3">
            <text:p>3</text:p>
          </table:table-cell>
          <table:table-cell office:value-type="float" office:value="290.954">
            <text:p>290,954</text:p>
          </table:table-cell>
          <table:table-cell office:value-type="float" office:value="32.361">
            <text:p>32,361</text:p>
          </table:table-cell>
          <table:table-cell office:value-type="float" office:value="579597">
            <text:p>579597</text:p>
          </table:table-cell>
          <table:table-cell office:value-type="float" office:value="64442">
            <text:p>6444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28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315">
            <text:p>315</text:p>
          </table:table-cell>
          <table:table-cell office:value-type="float" office:value="3.009">
            <text:p>3,009</text:p>
          </table:table-cell>
          <table:table-cell office:value-type="float" office:value="9551.156">
            <text:p>9551,156</text:p>
          </table:table-cell>
          <table:table-cell office:value-type="float" office:value="523.17">
            <text:p>523,17</text:p>
          </table:table-cell>
          <table:table-cell office:value-type="float" office:value="19028377">
            <text:p>19028377</text:p>
          </table:table-cell>
          <table:table-cell office:value-type="float" office:value="1042231">
            <text:p>1042231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7">
            <text:p>17</text:p>
          </table:table-cell>
          <table:table-cell office:value-type="float" office:value="3.002">
            <text:p>3,002</text:p>
          </table:table-cell>
          <table:table-cell office:value-type="float" office:value="176612.471">
            <text:p>176612,471</text:p>
          </table:table-cell>
          <table:table-cell office:value-type="float" office:value="2457.744">
            <text:p>2457,744</text:p>
          </table:table-cell>
          <table:table-cell office:value-type="float" office:value="351857853">
            <text:p>351857853</text:p>
          </table:table-cell>
          <table:table-cell office:value-type="float" office:value="4896779">
            <text:p>4896779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6169">
            <text:p>16169</text:p>
          </table:table-cell>
          <table:table-cell office:value-type="float" office:value="3">
            <text:p>3</text:p>
          </table:table-cell>
          <table:table-cell office:value-type="float" office:value="185.542">
            <text:p>185,542</text:p>
          </table:table-cell>
          <table:table-cell office:value-type="float" office:value="23.173">
            <text:p>23,173</text:p>
          </table:table-cell>
          <table:table-cell office:value-type="float" office:value="369601">
            <text:p>369601</text:p>
          </table:table-cell>
          <table:table-cell office:value-type="float" office:value="46156">
            <text:p>4615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28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318">
            <text:p>318</text:p>
          </table:table-cell>
          <table:table-cell office:value-type="float" office:value="3.008">
            <text:p>3,008</text:p>
          </table:table-cell>
          <table:table-cell office:value-type="float" office:value="9458.289">
            <text:p>9458,289</text:p>
          </table:table-cell>
          <table:table-cell office:value-type="float" office:value="548.771">
            <text:p>548,771</text:p>
          </table:table-cell>
          <table:table-cell office:value-type="float" office:value="18843121">
            <text:p>18843121</text:p>
          </table:table-cell>
          <table:table-cell office:value-type="float" office:value="1093275">
            <text:p>1093275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8">
            <text:p>18</text:p>
          </table:table-cell>
          <table:table-cell office:value-type="float" office:value="3.127">
            <text:p>3,127</text:p>
          </table:table-cell>
          <table:table-cell office:value-type="float" office:value="173716.278">
            <text:p>173716,278</text:p>
          </table:table-cell>
          <table:table-cell office:value-type="float" office:value="9648.148">
            <text:p>9648,148</text:p>
          </table:table-cell>
          <table:table-cell office:value-type="float" office:value="346082806">
            <text:p>346082806</text:p>
          </table:table-cell>
          <table:table-cell office:value-type="float" office:value="19221181">
            <text:p>19221181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6804">
            <text:p>16804</text:p>
          </table:table-cell>
          <table:table-cell office:value-type="float" office:value="3">
            <text:p>3</text:p>
          </table:table-cell>
          <table:table-cell office:value-type="float" office:value="178.531">
            <text:p>178,531</text:p>
          </table:table-cell>
          <table:table-cell office:value-type="float" office:value="25.679">
            <text:p>25,679</text:p>
          </table:table-cell>
          <table:table-cell office:value-type="float" office:value="355625">
            <text:p>355625</text:p>
          </table:table-cell>
          <table:table-cell office:value-type="float" office:value="51128">
            <text:p>5112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92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6575">
            <text:p>6575</text:p>
          </table:table-cell>
          <table:table-cell office:value-type="float" office:value="3">
            <text:p>3</text:p>
          </table:table-cell>
          <table:table-cell office:value-type="float" office:value="456.296">
            <text:p>456,296</text:p>
          </table:table-cell>
          <table:table-cell office:value-type="float" office:value="64.172">
            <text:p>64,172</text:p>
          </table:table-cell>
          <table:table-cell office:value-type="float" office:value="908985">
            <text:p>908985</text:p>
          </table:table-cell>
          <table:table-cell office:value-type="float" office:value="127815">
            <text:p>127815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38">
            <text:p>238</text:p>
          </table:table-cell>
          <table:table-cell office:value-type="float" office:value="3.012">
            <text:p>3,012</text:p>
          </table:table-cell>
          <table:table-cell office:value-type="float" office:value="12655.21">
            <text:p>12655,21</text:p>
          </table:table-cell>
          <table:table-cell office:value-type="float" office:value="547.85">
            <text:p>547,85</text:p>
          </table:table-cell>
          <table:table-cell office:value-type="float" office:value="25211598">
            <text:p>25211598</text:p>
          </table:table-cell>
          <table:table-cell office:value-type="float" office:value="1091393">
            <text:p>1091393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4175">
            <text:p>4175</text:p>
          </table:table-cell>
          <table:table-cell office:value-type="float" office:value="3">
            <text:p>3</text:p>
          </table:table-cell>
          <table:table-cell office:value-type="float" office:value="718.68">
            <text:p>718,68</text:p>
          </table:table-cell>
          <table:table-cell office:value-type="float" office:value="66.379">
            <text:p>66,379</text:p>
          </table:table-cell>
          <table:table-cell office:value-type="float" office:value="1431676">
            <text:p>1431676</text:p>
          </table:table-cell>
          <table:table-cell office:value-type="float" office:value="132206">
            <text:p>13220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92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8998">
            <text:p>8998</text:p>
          </table:table-cell>
          <table:table-cell office:value-type="float" office:value="3">
            <text:p>3</text:p>
          </table:table-cell>
          <table:table-cell office:value-type="float" office:value="333.425">
            <text:p>333,425</text:p>
          </table:table-cell>
          <table:table-cell office:value-type="float" office:value="44.106">
            <text:p>44,106</text:p>
          </table:table-cell>
          <table:table-cell office:value-type="float" office:value="664179">
            <text:p>664179</text:p>
          </table:table-cell>
          <table:table-cell office:value-type="float" office:value="87854">
            <text:p>87854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315">
            <text:p>315</text:p>
          </table:table-cell>
          <table:table-cell office:value-type="float" office:value="3.005">
            <text:p>3,005</text:p>
          </table:table-cell>
          <table:table-cell office:value-type="float" office:value="9540.2">
            <text:p>9540,2</text:p>
          </table:table-cell>
          <table:table-cell office:value-type="float" office:value="664.794">
            <text:p>664,794</text:p>
          </table:table-cell>
          <table:table-cell office:value-type="float" office:value="19005663">
            <text:p>19005663</text:p>
          </table:table-cell>
          <table:table-cell office:value-type="float" office:value="1324363">
            <text:p>1324363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6249">
            <text:p>6249</text:p>
          </table:table-cell>
          <table:table-cell office:value-type="float" office:value="3">
            <text:p>3</text:p>
          </table:table-cell>
          <table:table-cell office:value-type="float" office:value="480.079">
            <text:p>480,079</text:p>
          </table:table-cell>
          <table:table-cell office:value-type="float" office:value="55.41">
            <text:p>55,41</text:p>
          </table:table-cell>
          <table:table-cell office:value-type="float" office:value="956343">
            <text:p>956343</text:p>
          </table:table-cell>
          <table:table-cell office:value-type="float" office:value="110372">
            <text:p>11037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92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48">
            <text:p>248</text:p>
          </table:table-cell>
          <table:table-cell office:value-type="float" office:value="3.005">
            <text:p>3,005</text:p>
          </table:table-cell>
          <table:table-cell office:value-type="float" office:value="12118.754">
            <text:p>12118,754</text:p>
          </table:table-cell>
          <table:table-cell office:value-type="float" office:value="1475.196">
            <text:p>1475,196</text:p>
          </table:table-cell>
          <table:table-cell office:value-type="float" office:value="24142351">
            <text:p>24142351</text:p>
          </table:table-cell>
          <table:table-cell office:value-type="float" office:value="2938802">
            <text:p>2938802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9">
            <text:p>9</text:p>
          </table:table-cell>
          <table:table-cell office:value-type="float" office:value="3.145">
            <text:p>3,145</text:p>
          </table:table-cell>
          <table:table-cell office:value-type="float" office:value="349399.111">
            <text:p>349399,111</text:p>
          </table:table-cell>
          <table:table-cell office:value-type="float" office:value="4421.13">
            <text:p>4421,13</text:p>
          </table:table-cell>
          <table:table-cell office:value-type="float" office:value="696052722">
            <text:p>696052722</text:p>
          </table:table-cell>
          <table:table-cell office:value-type="float" office:value="8813119">
            <text:p>8813119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0772">
            <text:p>10772</text:p>
          </table:table-cell>
          <table:table-cell office:value-type="float" office:value="3">
            <text:p>3</text:p>
          </table:table-cell>
          <table:table-cell office:value-type="float" office:value="278.501">
            <text:p>278,501</text:p>
          </table:table-cell>
          <table:table-cell office:value-type="float" office:value="39.199">
            <text:p>39,199</text:p>
          </table:table-cell>
          <table:table-cell office:value-type="float" office:value="554752">
            <text:p>554752</text:p>
          </table:table-cell>
          <table:table-cell office:value-type="float" office:value="78056">
            <text:p>7805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192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69">
            <text:p>269</text:p>
          </table:table-cell>
          <table:table-cell office:value-type="float" office:value="3.007">
            <text:p>3,007</text:p>
          </table:table-cell>
          <table:table-cell office:value-type="float" office:value="11179.532">
            <text:p>11179,532</text:p>
          </table:table-cell>
          <table:table-cell office:value-type="float" office:value="674.956">
            <text:p>674,956</text:p>
          </table:table-cell>
          <table:table-cell office:value-type="float" office:value="22271034">
            <text:p>22271034</text:p>
          </table:table-cell>
          <table:table-cell office:value-type="float" office:value="1344460">
            <text:p>134446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1">
            <text:p>11</text:p>
          </table:table-cell>
          <table:table-cell office:value-type="float" office:value="3.268">
            <text:p>3,268</text:p>
          </table:table-cell>
          <table:table-cell office:value-type="float" office:value="297045.545">
            <text:p>297045,545</text:p>
          </table:table-cell>
          <table:table-cell office:value-type="float" office:value="5624.161">
            <text:p>5624,161</text:p>
          </table:table-cell>
          <table:table-cell office:value-type="float" office:value="591754110">
            <text:p>591754110</text:p>
          </table:table-cell>
          <table:table-cell office:value-type="float" office:value="11203954">
            <text:p>11203954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5423">
            <text:p>15423</text:p>
          </table:table-cell>
          <table:table-cell office:value-type="float" office:value="3">
            <text:p>3</text:p>
          </table:table-cell>
          <table:table-cell office:value-type="float" office:value="194.515">
            <text:p>194,515</text:p>
          </table:table-cell>
          <table:table-cell office:value-type="float" office:value="24.118">
            <text:p>24,118</text:p>
          </table:table-cell>
          <table:table-cell office:value-type="float" office:value="387442">
            <text:p>387442</text:p>
          </table:table-cell>
          <table:table-cell office:value-type="float" office:value="48034">
            <text:p>4803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256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852">
            <text:p>2852</text:p>
          </table:table-cell>
          <table:table-cell office:value-type="float" office:value="3.001">
            <text:p>3,001</text:p>
          </table:table-cell>
          <table:table-cell office:value-type="float" office:value="1052.169">
            <text:p>1052,169</text:p>
          </table:table-cell>
          <table:table-cell office:value-type="float" office:value="103.334">
            <text:p>103,334</text:p>
          </table:table-cell>
          <table:table-cell office:value-type="float" office:value="2095970">
            <text:p>2095970</text:p>
          </table:table-cell>
          <table:table-cell office:value-type="float" office:value="205819">
            <text:p>205819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09">
            <text:p>109</text:p>
          </table:table-cell>
          <table:table-cell office:value-type="float" office:value="3.016">
            <text:p>3,016</text:p>
          </table:table-cell>
          <table:table-cell office:value-type="float" office:value="27665.725">
            <text:p>27665,725</text:p>
          </table:table-cell>
          <table:table-cell office:value-type="float" office:value="1438.69">
            <text:p>1438,69</text:p>
          </table:table-cell>
          <table:table-cell office:value-type="float" office:value="55113133">
            <text:p>55113133</text:p>
          </table:table-cell>
          <table:table-cell office:value-type="float" office:value="2866104">
            <text:p>2866104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4470">
            <text:p>4470</text:p>
          </table:table-cell>
          <table:table-cell office:value-type="float" office:value="3">
            <text:p>3</text:p>
          </table:table-cell>
          <table:table-cell office:value-type="float" office:value="671.17">
            <text:p>671,17</text:p>
          </table:table-cell>
          <table:table-cell office:value-type="float" office:value="73.396">
            <text:p>73,396</text:p>
          </table:table-cell>
          <table:table-cell office:value-type="float" office:value="1336964">
            <text:p>1336964</text:p>
          </table:table-cell>
          <table:table-cell office:value-type="float" office:value="146162">
            <text:p>14616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256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935">
            <text:p>2935</text:p>
          </table:table-cell>
          <table:table-cell office:value-type="float" office:value="3.001">
            <text:p>3,001</text:p>
          </table:table-cell>
          <table:table-cell office:value-type="float" office:value="1022.385">
            <text:p>1022,385</text:p>
          </table:table-cell>
          <table:table-cell office:value-type="float" office:value="95.409">
            <text:p>95,409</text:p>
          </table:table-cell>
          <table:table-cell office:value-type="float" office:value="2036622">
            <text:p>2036622</text:p>
          </table:table-cell>
          <table:table-cell office:value-type="float" office:value="190046">
            <text:p>19004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17">
            <text:p>117</text:p>
          </table:table-cell>
          <table:table-cell office:value-type="float" office:value="3.013">
            <text:p>3,013</text:p>
          </table:table-cell>
          <table:table-cell office:value-type="float" office:value="25756.171">
            <text:p>25756,171</text:p>
          </table:table-cell>
          <table:table-cell office:value-type="float" office:value="1334.846">
            <text:p>1334,846</text:p>
          </table:table-cell>
          <table:table-cell office:value-type="float" office:value="51308625">
            <text:p>51308625</text:p>
          </table:table-cell>
          <table:table-cell office:value-type="float" office:value="2659100">
            <text:p>265910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5271">
            <text:p>5271</text:p>
          </table:table-cell>
          <table:table-cell office:value-type="float" office:value="3">
            <text:p>3</text:p>
          </table:table-cell>
          <table:table-cell office:value-type="float" office:value="569.188">
            <text:p>569,188</text:p>
          </table:table-cell>
          <table:table-cell office:value-type="float" office:value="64.773">
            <text:p>64,773</text:p>
          </table:table-cell>
          <table:table-cell office:value-type="float" office:value="1133812">
            <text:p>1133812</text:p>
          </table:table-cell>
          <table:table-cell office:value-type="float" office:value="129038">
            <text:p>12903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256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64">
            <text:p>164</text:p>
          </table:table-cell>
          <table:table-cell office:value-type="float" office:value="3.005">
            <text:p>3,005</text:p>
          </table:table-cell>
          <table:table-cell office:value-type="float" office:value="18321.829">
            <text:p>18321,829</text:p>
          </table:table-cell>
          <table:table-cell office:value-type="float" office:value="2122.8">
            <text:p>2122,8</text:p>
          </table:table-cell>
          <table:table-cell office:value-type="float" office:value="36498422">
            <text:p>36498422</text:p>
          </table:table-cell>
          <table:table-cell office:value-type="float" office:value="4228733">
            <text:p>4228733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2">
            <text:p>12</text:p>
          </table:table-cell>
          <table:table-cell office:value-type="float" office:value="3.25">
            <text:p>3,25</text:p>
          </table:table-cell>
          <table:table-cell office:value-type="float" office:value="270804.417">
            <text:p>270804,417</text:p>
          </table:table-cell>
          <table:table-cell office:value-type="float" office:value="31970.423">
            <text:p>31970,423</text:p>
          </table:table-cell>
          <table:table-cell office:value-type="float" office:value="539462904">
            <text:p>539462904</text:p>
          </table:table-cell>
          <table:table-cell office:value-type="float" office:value="63688071">
            <text:p>63688071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7954">
            <text:p>7954</text:p>
          </table:table-cell>
          <table:table-cell office:value-type="float" office:value="3">
            <text:p>3</text:p>
          </table:table-cell>
          <table:table-cell office:value-type="float" office:value="377.204">
            <text:p>377,204</text:p>
          </table:table-cell>
          <table:table-cell office:value-type="float" office:value="45.589">
            <text:p>45,589</text:p>
          </table:table-cell>
          <table:table-cell office:value-type="float" office:value="751357">
            <text:p>751357</text:p>
          </table:table-cell>
          <table:table-cell office:value-type="float" office:value="90795">
            <text:p>9079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Haraka-256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10">
            <text:p>210</text:p>
          </table:table-cell>
          <table:table-cell office:value-type="float" office:value="3.008">
            <text:p>3,008</text:p>
          </table:table-cell>
          <table:table-cell office:value-type="float" office:value="14325.743">
            <text:p>14325,743</text:p>
          </table:table-cell>
          <table:table-cell office:value-type="float" office:value="849.457">
            <text:p>849,457</text:p>
          </table:table-cell>
          <table:table-cell office:value-type="float" office:value="28537646">
            <text:p>28537646</text:p>
          </table:table-cell>
          <table:table-cell office:value-type="float" office:value="1692180">
            <text:p>169218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6">
            <text:p>16</text:p>
          </table:table-cell>
          <table:table-cell office:value-type="float" office:value="3.116">
            <text:p>3,116</text:p>
          </table:table-cell>
          <table:table-cell office:value-type="float" office:value="194722.75">
            <text:p>194722,75</text:p>
          </table:table-cell>
          <table:table-cell office:value-type="float" office:value="2601.592">
            <text:p>2601,592</text:p>
          </table:table-cell>
          <table:table-cell office:value-type="float" office:value="387899340">
            <text:p>387899340</text:p>
          </table:table-cell>
          <table:table-cell office:value-type="float" office:value="5182342">
            <text:p>5182342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1169">
            <text:p>11169</text:p>
          </table:table-cell>
          <table:table-cell office:value-type="float" office:value="3">
            <text:p>3</text:p>
          </table:table-cell>
          <table:table-cell office:value-type="float" office:value="268.601">
            <text:p>268,601</text:p>
          </table:table-cell>
          <table:table-cell office:value-type="float" office:value="27.507">
            <text:p>27,507</text:p>
          </table:table-cell>
          <table:table-cell office:value-type="float" office:value="534997">
            <text:p>534997</text:p>
          </table:table-cell>
          <table:table-cell office:value-type="float" office:value="54770">
            <text:p>5477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28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3439">
            <text:p>3439</text:p>
          </table:table-cell>
          <table:table-cell office:value-type="float" office:value="3">
            <text:p>3</text:p>
          </table:table-cell>
          <table:table-cell office:value-type="float" office:value="872.378">
            <text:p>872,378</text:p>
          </table:table-cell>
          <table:table-cell office:value-type="float" office:value="115.848">
            <text:p>115,848</text:p>
          </table:table-cell>
          <table:table-cell office:value-type="float" office:value="1737768">
            <text:p>1737768</text:p>
          </table:table-cell>
          <table:table-cell office:value-type="float" office:value="230748">
            <text:p>230748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06">
            <text:p>106</text:p>
          </table:table-cell>
          <table:table-cell office:value-type="float" office:value="3.021">
            <text:p>3,021</text:p>
          </table:table-cell>
          <table:table-cell office:value-type="float" office:value="28504.302">
            <text:p>28504,302</text:p>
          </table:table-cell>
          <table:table-cell office:value-type="float" office:value="1013.248">
            <text:p>1013,248</text:p>
          </table:table-cell>
          <table:table-cell office:value-type="float" office:value="56781741">
            <text:p>56781741</text:p>
          </table:table-cell>
          <table:table-cell office:value-type="float" office:value="2018276">
            <text:p>2018276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790">
            <text:p>790</text:p>
          </table:table-cell>
          <table:table-cell office:value-type="float" office:value="3.001">
            <text:p>3,001</text:p>
          </table:table-cell>
          <table:table-cell office:value-type="float" office:value="3799.024">
            <text:p>3799,024</text:p>
          </table:table-cell>
          <table:table-cell office:value-type="float" office:value="355.573">
            <text:p>355,573</text:p>
          </table:table-cell>
          <table:table-cell office:value-type="float" office:value="7567760">
            <text:p>7567760</text:p>
          </table:table-cell>
          <table:table-cell office:value-type="float" office:value="708309">
            <text:p>70830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28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6364">
            <text:p>6364</text:p>
          </table:table-cell>
          <table:table-cell office:value-type="float" office:value="3">
            <text:p>3</text:p>
          </table:table-cell>
          <table:table-cell office:value-type="float" office:value="471.402">
            <text:p>471,402</text:p>
          </table:table-cell>
          <table:table-cell office:value-type="float" office:value="41.27">
            <text:p>41,27</text:p>
          </table:table-cell>
          <table:table-cell office:value-type="float" office:value="939006">
            <text:p>939006</text:p>
          </table:table-cell>
          <table:table-cell office:value-type="float" office:value="82183">
            <text:p>82183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91">
            <text:p>191</text:p>
          </table:table-cell>
          <table:table-cell office:value-type="float" office:value="3.012">
            <text:p>3,012</text:p>
          </table:table-cell>
          <table:table-cell office:value-type="float" office:value="15769.251">
            <text:p>15769,251</text:p>
          </table:table-cell>
          <table:table-cell office:value-type="float" office:value="356.356">
            <text:p>356,356</text:p>
          </table:table-cell>
          <table:table-cell office:value-type="float" office:value="31412798">
            <text:p>31412798</text:p>
          </table:table-cell>
          <table:table-cell office:value-type="float" office:value="709820">
            <text:p>70982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535">
            <text:p>1535</text:p>
          </table:table-cell>
          <table:table-cell office:value-type="float" office:value="3.002">
            <text:p>3,002</text:p>
          </table:table-cell>
          <table:table-cell office:value-type="float" office:value="1955.549">
            <text:p>1955,549</text:p>
          </table:table-cell>
          <table:table-cell office:value-type="float" office:value="151.172">
            <text:p>151,172</text:p>
          </table:table-cell>
          <table:table-cell office:value-type="float" office:value="3895471">
            <text:p>3895471</text:p>
          </table:table-cell>
          <table:table-cell office:value-type="float" office:value="301126">
            <text:p>30112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28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02">
            <text:p>102</text:p>
          </table:table-cell>
          <table:table-cell office:value-type="float" office:value="3.001">
            <text:p>3,001</text:p>
          </table:table-cell>
          <table:table-cell office:value-type="float" office:value="29420.431">
            <text:p>29420,431</text:p>
          </table:table-cell>
          <table:table-cell office:value-type="float" office:value="3125.711">
            <text:p>3125,711</text:p>
          </table:table-cell>
          <table:table-cell office:value-type="float" office:value="58606016">
            <text:p>58606016</text:p>
          </table:table-cell>
          <table:table-cell office:value-type="float" office:value="6226508">
            <text:p>6226508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7">
            <text:p>7</text:p>
          </table:table-cell>
          <table:table-cell office:value-type="float" office:value="3.411">
            <text:p>3,411</text:p>
          </table:table-cell>
          <table:table-cell office:value-type="float" office:value="487240.857">
            <text:p>487240,857</text:p>
          </table:table-cell>
          <table:table-cell office:value-type="float" office:value="9512.68">
            <text:p>9512,68</text:p>
          </table:table-cell>
          <table:table-cell office:value-type="float" office:value="970592036">
            <text:p>970592036</text:p>
          </table:table-cell>
          <table:table-cell office:value-type="float" office:value="18949259">
            <text:p>18949259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float" office:value="1534.767">
            <text:p>1534,767</text:p>
          </table:table-cell>
          <table:table-cell office:value-type="float" office:value="116.097">
            <text:p>116,097</text:p>
          </table:table-cell>
          <table:table-cell office:value-type="float" office:value="3057228">
            <text:p>3057228</text:p>
          </table:table-cell>
          <table:table-cell office:value-type="float" office:value="231242">
            <text:p>23124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28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93">
            <text:p>193</text:p>
          </table:table-cell>
          <table:table-cell office:value-type="float" office:value="3.011">
            <text:p>3,011</text:p>
          </table:table-cell>
          <table:table-cell office:value-type="float" office:value="15601.513">
            <text:p>15601,513</text:p>
          </table:table-cell>
          <table:table-cell office:value-type="float" office:value="521.557">
            <text:p>521,557</text:p>
          </table:table-cell>
          <table:table-cell office:value-type="float" office:value="31078240">
            <text:p>31078240</text:p>
          </table:table-cell>
          <table:table-cell office:value-type="float" office:value="1038810">
            <text:p>103881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1">
            <text:p>11</text:p>
          </table:table-cell>
          <table:table-cell office:value-type="float" office:value="3.027">
            <text:p>3,027</text:p>
          </table:table-cell>
          <table:table-cell office:value-type="float" office:value="275153.818">
            <text:p>275153,818</text:p>
          </table:table-cell>
          <table:table-cell office:value-type="float" office:value="4944.238">
            <text:p>4944,238</text:p>
          </table:table-cell>
          <table:table-cell office:value-type="float" office:value="548107424">
            <text:p>548107424</text:p>
          </table:table-cell>
          <table:table-cell office:value-type="float" office:value="9848995">
            <text:p>9848995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3723">
            <text:p>3723</text:p>
          </table:table-cell>
          <table:table-cell office:value-type="float" office:value="3.001">
            <text:p>3,001</text:p>
          </table:table-cell>
          <table:table-cell office:value-type="float" office:value="806.004">
            <text:p>806,004</text:p>
          </table:table-cell>
          <table:table-cell office:value-type="float" office:value="85.589">
            <text:p>85,589</text:p>
          </table:table-cell>
          <table:table-cell office:value-type="float" office:value="1605523">
            <text:p>1605523</text:p>
          </table:table-cell>
          <table:table-cell office:value-type="float" office:value="170460">
            <text:p>17046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92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342">
            <text:p>2342</text:p>
          </table:table-cell>
          <table:table-cell office:value-type="float" office:value="3.001">
            <text:p>3,001</text:p>
          </table:table-cell>
          <table:table-cell office:value-type="float" office:value="1281.229">
            <text:p>1281,229</text:p>
          </table:table-cell>
          <table:table-cell office:value-type="float" office:value="122.092">
            <text:p>122,092</text:p>
          </table:table-cell>
          <table:table-cell office:value-type="float" office:value="2552162">
            <text:p>2552162</text:p>
          </table:table-cell>
          <table:table-cell office:value-type="float" office:value="243194">
            <text:p>243194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76">
            <text:p>76</text:p>
          </table:table-cell>
          <table:table-cell office:value-type="float" office:value="3.007">
            <text:p>3,007</text:p>
          </table:table-cell>
          <table:table-cell office:value-type="float" office:value="39564.132">
            <text:p>39564,132</text:p>
          </table:table-cell>
          <table:table-cell office:value-type="float" office:value="815.476">
            <text:p>815,476</text:p>
          </table:table-cell>
          <table:table-cell office:value-type="float" office:value="78811424">
            <text:p>78811424</text:p>
          </table:table-cell>
          <table:table-cell office:value-type="float" office:value="1624388">
            <text:p>1624388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484">
            <text:p>484</text:p>
          </table:table-cell>
          <table:table-cell office:value-type="float" office:value="3.004">
            <text:p>3,004</text:p>
          </table:table-cell>
          <table:table-cell office:value-type="float" office:value="6206.537">
            <text:p>6206,537</text:p>
          </table:table-cell>
          <table:table-cell office:value-type="float" office:value="424.424">
            <text:p>424,424</text:p>
          </table:table-cell>
          <table:table-cell office:value-type="float" office:value="12363286">
            <text:p>12363286</text:p>
          </table:table-cell>
          <table:table-cell office:value-type="float" office:value="845398">
            <text:p>84539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92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4209">
            <text:p>4209</text:p>
          </table:table-cell>
          <table:table-cell office:value-type="float" office:value="3.001">
            <text:p>3,001</text:p>
          </table:table-cell>
          <table:table-cell office:value-type="float" office:value="712.877">
            <text:p>712,877</text:p>
          </table:table-cell>
          <table:table-cell office:value-type="float" office:value="64.193">
            <text:p>64,193</text:p>
          </table:table-cell>
          <table:table-cell office:value-type="float" office:value="1419991">
            <text:p>1419991</text:p>
          </table:table-cell>
          <table:table-cell office:value-type="float" office:value="127859">
            <text:p>127859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34">
            <text:p>134</text:p>
          </table:table-cell>
          <table:table-cell office:value-type="float" office:value="3.021">
            <text:p>3,021</text:p>
          </table:table-cell>
          <table:table-cell office:value-type="float" office:value="22546.194">
            <text:p>22546,194</text:p>
          </table:table-cell>
          <table:table-cell office:value-type="float" office:value="1094.58">
            <text:p>1094,58</text:p>
          </table:table-cell>
          <table:table-cell office:value-type="float" office:value="44911530">
            <text:p>44911530</text:p>
          </table:table-cell>
          <table:table-cell office:value-type="float" office:value="2180347">
            <text:p>2180347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958">
            <text:p>958</text:p>
          </table:table-cell>
          <table:table-cell office:value-type="float" office:value="3.001">
            <text:p>3,001</text:p>
          </table:table-cell>
          <table:table-cell office:value-type="float" office:value="3132.662">
            <text:p>3132,662</text:p>
          </table:table-cell>
          <table:table-cell office:value-type="float" office:value="251.756">
            <text:p>251,756</text:p>
          </table:table-cell>
          <table:table-cell office:value-type="float" office:value="6240178">
            <text:p>6240178</text:p>
          </table:table-cell>
          <table:table-cell office:value-type="float" office:value="501460">
            <text:p>50146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92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72">
            <text:p>72</text:p>
          </table:table-cell>
          <table:table-cell office:value-type="float" office:value="3.008">
            <text:p>3,008</text:p>
          </table:table-cell>
          <table:table-cell office:value-type="float" office:value="41783.292">
            <text:p>41783,292</text:p>
          </table:table-cell>
          <table:table-cell office:value-type="float" office:value="639.685">
            <text:p>639,685</text:p>
          </table:table-cell>
          <table:table-cell office:value-type="float" office:value="83231187">
            <text:p>83231187</text:p>
          </table:table-cell>
          <table:table-cell office:value-type="float" office:value="1274228">
            <text:p>1274228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4">
            <text:p>4</text:p>
          </table:table-cell>
          <table:table-cell office:value-type="float" office:value="3.728">
            <text:p>3,728</text:p>
          </table:table-cell>
          <table:table-cell office:value-type="float" office:value="931959">
            <text:p>931959</text:p>
          </table:table-cell>
          <table:table-cell office:value-type="float" office:value="13369.07">
            <text:p>13369,07</text:p>
          </table:table-cell>
          <table:table-cell office:value-type="float" office:value="1856436020">
            <text:p>1856436020</text:p>
          </table:table-cell>
          <table:table-cell office:value-type="float" office:value="26631221">
            <text:p>26631221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265">
            <text:p>1265</text:p>
          </table:table-cell>
          <table:table-cell office:value-type="float" office:value="3.002">
            <text:p>3,002</text:p>
          </table:table-cell>
          <table:table-cell office:value-type="float" office:value="2372.914">
            <text:p>2372,914</text:p>
          </table:table-cell>
          <table:table-cell office:value-type="float" office:value="218.556">
            <text:p>218,556</text:p>
          </table:table-cell>
          <table:table-cell office:value-type="float" office:value="4726713">
            <text:p>4726713</text:p>
          </table:table-cell>
          <table:table-cell office:value-type="float" office:value="435335">
            <text:p>43533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192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36">
            <text:p>136</text:p>
          </table:table-cell>
          <table:table-cell office:value-type="float" office:value="3.003">
            <text:p>3,003</text:p>
          </table:table-cell>
          <table:table-cell office:value-type="float" office:value="22080.728">
            <text:p>22080,728</text:p>
          </table:table-cell>
          <table:table-cell office:value-type="float" office:value="802.796">
            <text:p>802,796</text:p>
          </table:table-cell>
          <table:table-cell office:value-type="float" office:value="43984005">
            <text:p>43984005</text:p>
          </table:table-cell>
          <table:table-cell office:value-type="float" office:value="1599236">
            <text:p>159923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6">
            <text:p>6</text:p>
          </table:table-cell>
          <table:table-cell office:value-type="float" office:value="3.205">
            <text:p>3,205</text:p>
          </table:table-cell>
          <table:table-cell office:value-type="float" office:value="534154.333">
            <text:p>534154,333</text:p>
          </table:table-cell>
          <table:table-cell office:value-type="float" office:value="11701.881">
            <text:p>11701,881</text:p>
          </table:table-cell>
          <table:table-cell office:value-type="float" office:value="1064015275">
            <text:p>1064015275</text:p>
          </table:table-cell>
          <table:table-cell office:value-type="float" office:value="23309856">
            <text:p>23309856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2378">
            <text:p>2378</text:p>
          </table:table-cell>
          <table:table-cell office:value-type="float" office:value="3">
            <text:p>3</text:p>
          </table:table-cell>
          <table:table-cell office:value-type="float" office:value="1261.624">
            <text:p>1261,624</text:p>
          </table:table-cell>
          <table:table-cell office:value-type="float" office:value="130.092">
            <text:p>130,092</text:p>
          </table:table-cell>
          <table:table-cell office:value-type="float" office:value="2513060">
            <text:p>2513060</text:p>
          </table:table-cell>
          <table:table-cell office:value-type="float" office:value="259126">
            <text:p>25912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256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491">
            <text:p>491</text:p>
          </table:table-cell>
          <table:table-cell office:value-type="float" office:value="3.002">
            <text:p>3,002</text:p>
          </table:table-cell>
          <table:table-cell office:value-type="float" office:value="6113.387">
            <text:p>6113,387</text:p>
          </table:table-cell>
          <table:table-cell office:value-type="float" office:value="404.565">
            <text:p>404,565</text:p>
          </table:table-cell>
          <table:table-cell office:value-type="float" office:value="12177535">
            <text:p>12177535</text:p>
          </table:table-cell>
          <table:table-cell office:value-type="float" office:value="805830">
            <text:p>80583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2">
            <text:p>22</text:p>
          </table:table-cell>
          <table:table-cell office:value-type="float" office:value="3.083">
            <text:p>3,083</text:p>
          </table:table-cell>
          <table:table-cell office:value-type="float" office:value="140130.364">
            <text:p>140130,364</text:p>
          </table:table-cell>
          <table:table-cell office:value-type="float" office:value="2985.815">
            <text:p>2985,815</text:p>
          </table:table-cell>
          <table:table-cell office:value-type="float" office:value="279133058">
            <text:p>279133058</text:p>
          </table:table-cell>
          <table:table-cell office:value-type="float" office:value="5947291">
            <text:p>5947291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383">
            <text:p>383</text:p>
          </table:table-cell>
          <table:table-cell office:value-type="float" office:value="3.006">
            <text:p>3,006</text:p>
          </table:table-cell>
          <table:table-cell office:value-type="float" office:value="7848.36">
            <text:p>7848,36</text:p>
          </table:table-cell>
          <table:table-cell office:value-type="float" office:value="443.873">
            <text:p>443,873</text:p>
          </table:table-cell>
          <table:table-cell office:value-type="float" office:value="15633471">
            <text:p>15633471</text:p>
          </table:table-cell>
          <table:table-cell office:value-type="float" office:value="884125">
            <text:p>88412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256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618">
            <text:p>1618</text:p>
          </table:table-cell>
          <table:table-cell office:value-type="float" office:value="3.002">
            <text:p>3,002</text:p>
          </table:table-cell>
          <table:table-cell office:value-type="float" office:value="1855.09">
            <text:p>1855,09</text:p>
          </table:table-cell>
          <table:table-cell office:value-type="float" office:value="108.324">
            <text:p>108,324</text:p>
          </table:table-cell>
          <table:table-cell office:value-type="float" office:value="3695206">
            <text:p>3695206</text:p>
          </table:table-cell>
          <table:table-cell office:value-type="float" office:value="215770">
            <text:p>21577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65">
            <text:p>65</text:p>
          </table:table-cell>
          <table:table-cell office:value-type="float" office:value="3.038">
            <text:p>3,038</text:p>
          </table:table-cell>
          <table:table-cell office:value-type="float" office:value="46740.231">
            <text:p>46740,231</text:p>
          </table:table-cell>
          <table:table-cell office:value-type="float" office:value="1425.725">
            <text:p>1425,725</text:p>
          </table:table-cell>
          <table:table-cell office:value-type="float" office:value="93103971">
            <text:p>93103971</text:p>
          </table:table-cell>
          <table:table-cell office:value-type="float" office:value="2839997">
            <text:p>2839997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974">
            <text:p>974</text:p>
          </table:table-cell>
          <table:table-cell office:value-type="float" office:value="3.003">
            <text:p>3,003</text:p>
          </table:table-cell>
          <table:table-cell office:value-type="float" office:value="3083.003">
            <text:p>3083,003</text:p>
          </table:table-cell>
          <table:table-cell office:value-type="float" office:value="185.301">
            <text:p>185,301</text:p>
          </table:table-cell>
          <table:table-cell office:value-type="float" office:value="6141093">
            <text:p>6141093</text:p>
          </table:table-cell>
          <table:table-cell office:value-type="float" office:value="369107">
            <text:p>36910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256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33">
            <text:p>33</text:p>
          </table:table-cell>
          <table:table-cell office:value-type="float" office:value="3.092">
            <text:p>3,092</text:p>
          </table:table-cell>
          <table:table-cell office:value-type="float" office:value="93692.303">
            <text:p>93692,303</text:p>
          </table:table-cell>
          <table:table-cell office:value-type="float" office:value="1265.956">
            <text:p>1265,956</text:p>
          </table:table-cell>
          <table:table-cell office:value-type="float" office:value="186629219">
            <text:p>186629219</text:p>
          </table:table-cell>
          <table:table-cell office:value-type="float" office:value="2521312">
            <text:p>2521312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3">
            <text:p>3</text:p>
          </table:table-cell>
          <table:table-cell office:value-type="float" office:value="3.272">
            <text:p>3,272</text:p>
          </table:table-cell>
          <table:table-cell office:value-type="float" office:value="1090819">
            <text:p>1090819</text:p>
          </table:table-cell>
          <table:table-cell office:value-type="float" office:value="4594.106">
            <text:p>4594,106</text:p>
          </table:table-cell>
          <table:table-cell office:value-type="float" office:value="2172843119">
            <text:p>2172843119</text:p>
          </table:table-cell>
          <table:table-cell office:value-type="float" office:value="9150617">
            <text:p>9150617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753">
            <text:p>753</text:p>
          </table:table-cell>
          <table:table-cell office:value-type="float" office:value="3.001">
            <text:p>3,001</text:p>
          </table:table-cell>
          <table:table-cell office:value-type="float" office:value="3986.02">
            <text:p>3986,02</text:p>
          </table:table-cell>
          <table:table-cell office:value-type="float" office:value="134.423">
            <text:p>134,423</text:p>
          </table:table-cell>
          <table:table-cell office:value-type="float" office:value="7939839">
            <text:p>7939839</text:p>
          </table:table-cell>
          <table:table-cell office:value-type="float" office:value="267793">
            <text:p>26779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256-256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12">
            <text:p>112</text:p>
          </table:table-cell>
          <table:table-cell office:value-type="float" office:value="3.014">
            <text:p>3,014</text:p>
          </table:table-cell>
          <table:table-cell office:value-type="float" office:value="26911.652">
            <text:p>26911,652</text:p>
          </table:table-cell>
          <table:table-cell office:value-type="float" office:value="580.338">
            <text:p>580,338</text:p>
          </table:table-cell>
          <table:table-cell office:value-type="float" office:value="53606129">
            <text:p>53606129</text:p>
          </table:table-cell>
          <table:table-cell office:value-type="float" office:value="1156179">
            <text:p>1156179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9">
            <text:p>9</text:p>
          </table:table-cell>
          <table:table-cell office:value-type="float" office:value="3.071">
            <text:p>3,071</text:p>
          </table:table-cell>
          <table:table-cell office:value-type="float" office:value="341204.889">
            <text:p>341204,889</text:p>
          </table:table-cell>
          <table:table-cell office:value-type="float" office:value="1358.493">
            <text:p>1358,493</text:p>
          </table:table-cell>
          <table:table-cell office:value-type="float" office:value="679656512">
            <text:p>679656512</text:p>
          </table:table-cell>
          <table:table-cell office:value-type="float" office:value="2705573">
            <text:p>2705573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986">
            <text:p>1986</text:p>
          </table:table-cell>
          <table:table-cell office:value-type="float" office:value="3.001">
            <text:p>3,001</text:p>
          </table:table-cell>
          <table:table-cell office:value-type="float" office:value="1511.216">
            <text:p>1511,216</text:p>
          </table:table-cell>
          <table:table-cell office:value-type="float" office:value="106.41">
            <text:p>106,41</text:p>
          </table:table-cell>
          <table:table-cell office:value-type="float" office:value="3010186">
            <text:p>3010186</text:p>
          </table:table-cell>
          <table:table-cell office:value-type="float" office:value="211929">
            <text:p>21192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28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264">
            <text:p>1264</text:p>
          </table:table-cell>
          <table:table-cell office:value-type="float" office:value="3">
            <text:p>3</text:p>
          </table:table-cell>
          <table:table-cell office:value-type="float" office:value="2373.648">
            <text:p>2373,648</text:p>
          </table:table-cell>
          <table:table-cell office:value-type="float" office:value="130.052">
            <text:p>130,052</text:p>
          </table:table-cell>
          <table:table-cell office:value-type="float" office:value="4728091">
            <text:p>4728091</text:p>
          </table:table-cell>
          <table:table-cell office:value-type="float" office:value="259028">
            <text:p>259028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41">
            <text:p>41</text:p>
          </table:table-cell>
          <table:table-cell office:value-type="float" office:value="3.045">
            <text:p>3,045</text:p>
          </table:table-cell>
          <table:table-cell office:value-type="float" office:value="74271.22">
            <text:p>74271,22</text:p>
          </table:table-cell>
          <table:table-cell office:value-type="float" office:value="1578.404">
            <text:p>1578,404</text:p>
          </table:table-cell>
          <table:table-cell office:value-type="float" office:value="147942677">
            <text:p>147942677</text:p>
          </table:table-cell>
          <table:table-cell office:value-type="float" office:value="3143935">
            <text:p>3143935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530">
            <text:p>530</text:p>
          </table:table-cell>
          <table:table-cell office:value-type="float" office:value="3.005">
            <text:p>3,005</text:p>
          </table:table-cell>
          <table:table-cell office:value-type="float" office:value="5669.04">
            <text:p>5669,04</text:p>
          </table:table-cell>
          <table:table-cell office:value-type="float" office:value="378.71">
            <text:p>378,71</text:p>
          </table:table-cell>
          <table:table-cell office:value-type="float" office:value="11292241">
            <text:p>11292241</text:p>
          </table:table-cell>
          <table:table-cell office:value-type="float" office:value="754340">
            <text:p>75434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28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420">
            <text:p>2420</text:p>
          </table:table-cell>
          <table:table-cell office:value-type="float" office:value="3.001">
            <text:p>3,001</text:p>
          </table:table-cell>
          <table:table-cell office:value-type="float" office:value="1239.951">
            <text:p>1239,951</text:p>
          </table:table-cell>
          <table:table-cell office:value-type="float" office:value="78.378">
            <text:p>78,378</text:p>
          </table:table-cell>
          <table:table-cell office:value-type="float" office:value="2469842">
            <text:p>2469842</text:p>
          </table:table-cell>
          <table:table-cell office:value-type="float" office:value="156100">
            <text:p>156100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74">
            <text:p>74</text:p>
          </table:table-cell>
          <table:table-cell office:value-type="float" office:value="3.034">
            <text:p>3,034</text:p>
          </table:table-cell>
          <table:table-cell office:value-type="float" office:value="40994.986">
            <text:p>40994,986</text:p>
          </table:table-cell>
          <table:table-cell office:value-type="float" office:value="740.197">
            <text:p>740,197</text:p>
          </table:table-cell>
          <table:table-cell office:value-type="float" office:value="81658615">
            <text:p>81658615</text:p>
          </table:table-cell>
          <table:table-cell office:value-type="float" office:value="1474422">
            <text:p>1474422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037">
            <text:p>1037</text:p>
          </table:table-cell>
          <table:table-cell office:value-type="float" office:value="3.002">
            <text:p>3,002</text:p>
          </table:table-cell>
          <table:table-cell office:value-type="float" office:value="2894.539">
            <text:p>2894,539</text:p>
          </table:table-cell>
          <table:table-cell office:value-type="float" office:value="201.18">
            <text:p>201,18</text:p>
          </table:table-cell>
          <table:table-cell office:value-type="float" office:value="5765621">
            <text:p>5765621</text:p>
          </table:table-cell>
          <table:table-cell office:value-type="float" office:value="400702">
            <text:p>4007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28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41">
            <text:p>41</text:p>
          </table:table-cell>
          <table:table-cell office:value-type="float" office:value="3.013">
            <text:p>3,013</text:p>
          </table:table-cell>
          <table:table-cell office:value-type="float" office:value="73480.488">
            <text:p>73480,488</text:p>
          </table:table-cell>
          <table:table-cell office:value-type="float" office:value="855.702">
            <text:p>855,702</text:p>
          </table:table-cell>
          <table:table-cell office:value-type="float" office:value="146366834">
            <text:p>146366834</text:p>
          </table:table-cell>
          <table:table-cell office:value-type="float" office:value="1704451">
            <text:p>1704451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3">
            <text:p>3</text:p>
          </table:table-cell>
          <table:table-cell office:value-type="float" office:value="3.289">
            <text:p>3,289</text:p>
          </table:table-cell>
          <table:table-cell office:value-type="float" office:value="1096187">
            <text:p>1096187</text:p>
          </table:table-cell>
          <table:table-cell office:value-type="float" office:value="3392.155">
            <text:p>3392,155</text:p>
          </table:table-cell>
          <table:table-cell office:value-type="float" office:value="2183508679">
            <text:p>2183508679</text:p>
          </table:table-cell>
          <table:table-cell office:value-type="float" office:value="6757490">
            <text:p>675749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338">
            <text:p>1338</text:p>
          </table:table-cell>
          <table:table-cell office:value-type="float" office:value="3.001">
            <text:p>3,001</text:p>
          </table:table-cell>
          <table:table-cell office:value-type="float" office:value="2242.969">
            <text:p>2242,969</text:p>
          </table:table-cell>
          <table:table-cell office:value-type="float" office:value="116.957">
            <text:p>116,957</text:p>
          </table:table-cell>
          <table:table-cell office:value-type="float" office:value="4467727">
            <text:p>4467727</text:p>
          </table:table-cell>
          <table:table-cell office:value-type="float" office:value="232965">
            <text:p>23296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28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73">
            <text:p>73</text:p>
          </table:table-cell>
          <table:table-cell office:value-type="float" office:value="3.019">
            <text:p>3,019</text:p>
          </table:table-cell>
          <table:table-cell office:value-type="float" office:value="41357.795">
            <text:p>41357,795</text:p>
          </table:table-cell>
          <table:table-cell office:value-type="float" office:value="948.668">
            <text:p>948,668</text:p>
          </table:table-cell>
          <table:table-cell office:value-type="float" office:value="82380845">
            <text:p>82380845</text:p>
          </table:table-cell>
          <table:table-cell office:value-type="float" office:value="1889495">
            <text:p>1889495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5">
            <text:p>5</text:p>
          </table:table-cell>
          <table:table-cell office:value-type="float" office:value="3.333">
            <text:p>3,333</text:p>
          </table:table-cell>
          <table:table-cell office:value-type="float" office:value="666512.6">
            <text:p>666512,6</text:p>
          </table:table-cell>
          <table:table-cell office:value-type="float" office:value="1787.571">
            <text:p>1787,571</text:p>
          </table:table-cell>
          <table:table-cell office:value-type="float" office:value="1327631348">
            <text:p>1327631348</text:p>
          </table:table-cell>
          <table:table-cell office:value-type="float" office:value="3560106">
            <text:p>3560106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2407">
            <text:p>2407</text:p>
          </table:table-cell>
          <table:table-cell office:value-type="float" office:value="3.001">
            <text:p>3,001</text:p>
          </table:table-cell>
          <table:table-cell office:value-type="float" office:value="1246.879">
            <text:p>1246,879</text:p>
          </table:table-cell>
          <table:table-cell office:value-type="float" office:value="113.396">
            <text:p>113,396</text:p>
          </table:table-cell>
          <table:table-cell office:value-type="float" office:value="2483615">
            <text:p>2483615</text:p>
          </table:table-cell>
          <table:table-cell office:value-type="float" office:value="225851">
            <text:p>22585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92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890">
            <text:p>890</text:p>
          </table:table-cell>
          <table:table-cell office:value-type="float" office:value="3.001">
            <text:p>3,001</text:p>
          </table:table-cell>
          <table:table-cell office:value-type="float" office:value="3372.197">
            <text:p>3372,197</text:p>
          </table:table-cell>
          <table:table-cell office:value-type="float" office:value="159.767">
            <text:p>159,767</text:p>
          </table:table-cell>
          <table:table-cell office:value-type="float" office:value="6717024">
            <text:p>6717024</text:p>
          </table:table-cell>
          <table:table-cell office:value-type="float" office:value="318214">
            <text:p>318214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32">
            <text:p>32</text:p>
          </table:table-cell>
          <table:table-cell office:value-type="float" office:value="3.033">
            <text:p>3,033</text:p>
          </table:table-cell>
          <table:table-cell office:value-type="float" office:value="94792.219">
            <text:p>94792,219</text:p>
          </table:table-cell>
          <table:table-cell office:value-type="float" office:value="824.336">
            <text:p>824,336</text:p>
          </table:table-cell>
          <table:table-cell office:value-type="float" office:value="188816881">
            <text:p>188816881</text:p>
          </table:table-cell>
          <table:table-cell office:value-type="float" office:value="1642025">
            <text:p>1642025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340">
            <text:p>340</text:p>
          </table:table-cell>
          <table:table-cell office:value-type="float" office:value="3.001">
            <text:p>3,001</text:p>
          </table:table-cell>
          <table:table-cell office:value-type="float" office:value="8827.674">
            <text:p>8827,674</text:p>
          </table:table-cell>
          <table:table-cell office:value-type="float" office:value="299.594">
            <text:p>299,594</text:p>
          </table:table-cell>
          <table:table-cell office:value-type="float" office:value="17583774">
            <text:p>17583774</text:p>
          </table:table-cell>
          <table:table-cell office:value-type="float" office:value="596824">
            <text:p>59682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92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1601">
            <text:p>1601</text:p>
          </table:table-cell>
          <table:table-cell office:value-type="float" office:value="3.001">
            <text:p>3,001</text:p>
          </table:table-cell>
          <table:table-cell office:value-type="float" office:value="1874.268">
            <text:p>1874,268</text:p>
          </table:table-cell>
          <table:table-cell office:value-type="float" office:value="69.426">
            <text:p>69,426</text:p>
          </table:table-cell>
          <table:table-cell office:value-type="float" office:value="3733294">
            <text:p>3733294</text:p>
          </table:table-cell>
          <table:table-cell office:value-type="float" office:value="138276">
            <text:p>13827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56">
            <text:p>56</text:p>
          </table:table-cell>
          <table:table-cell office:value-type="float" office:value="3.021">
            <text:p>3,021</text:p>
          </table:table-cell>
          <table:table-cell office:value-type="float" office:value="53950.607">
            <text:p>53950,607</text:p>
          </table:table-cell>
          <table:table-cell office:value-type="float" office:value="986.731">
            <text:p>986,731</text:p>
          </table:table-cell>
          <table:table-cell office:value-type="float" office:value="107464024">
            <text:p>107464024</text:p>
          </table:table-cell>
          <table:table-cell office:value-type="float" office:value="1965358">
            <text:p>1965358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610">
            <text:p>610</text:p>
          </table:table-cell>
          <table:table-cell office:value-type="float" office:value="3.003">
            <text:p>3,003</text:p>
          </table:table-cell>
          <table:table-cell office:value-type="float" office:value="4922.921">
            <text:p>4922,921</text:p>
          </table:table-cell>
          <table:table-cell office:value-type="float" office:value="277.582">
            <text:p>277,582</text:p>
          </table:table-cell>
          <table:table-cell office:value-type="float" office:value="9805833">
            <text:p>9805833</text:p>
          </table:table-cell>
          <table:table-cell office:value-type="float" office:value="552916">
            <text:p>55291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92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8">
            <text:p>28</text:p>
          </table:table-cell>
          <table:table-cell office:value-type="float" office:value="3.026">
            <text:p>3,026</text:p>
          </table:table-cell>
          <table:table-cell office:value-type="float" office:value="108071.643">
            <text:p>108071,643</text:p>
          </table:table-cell>
          <table:table-cell office:value-type="float" office:value="1829.406">
            <text:p>1829,406</text:p>
          </table:table-cell>
          <table:table-cell office:value-type="float" office:value="215267129">
            <text:p>215267129</text:p>
          </table:table-cell>
          <table:table-cell office:value-type="float" office:value="3643902">
            <text:p>3643902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">
            <text:p>2</text:p>
          </table:table-cell>
          <table:table-cell office:value-type="float" office:value="4.523">
            <text:p>4,523</text:p>
          </table:table-cell>
          <table:table-cell office:value-type="float" office:value="2261574.5">
            <text:p>2261574,5</text:p>
          </table:table-cell>
          <table:table-cell office:value-type="float" office:value="0">
            <text:p>0</text:p>
          </table:table-cell>
          <table:table-cell office:value-type="float" office:value="209848696">
            <text:p>20984869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869">
            <text:p>869</text:p>
          </table:table-cell>
          <table:table-cell office:value-type="float" office:value="3.001">
            <text:p>3,001</text:p>
          </table:table-cell>
          <table:table-cell office:value-type="float" office:value="3453.312">
            <text:p>3453,312</text:p>
          </table:table-cell>
          <table:table-cell office:value-type="float" office:value="193.412">
            <text:p>193,412</text:p>
          </table:table-cell>
          <table:table-cell office:value-type="float" office:value="6878552">
            <text:p>6878552</text:p>
          </table:table-cell>
          <table:table-cell office:value-type="float" office:value="385241">
            <text:p>38524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192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50">
            <text:p>50</text:p>
          </table:table-cell>
          <table:table-cell office:value-type="float" office:value="3.058">
            <text:p>3,058</text:p>
          </table:table-cell>
          <table:table-cell office:value-type="float" office:value="61159.16">
            <text:p>61159,16</text:p>
          </table:table-cell>
          <table:table-cell office:value-type="float" office:value="1622.832">
            <text:p>1622,832</text:p>
          </table:table-cell>
          <table:table-cell office:value-type="float" office:value="121822158">
            <text:p>121822158</text:p>
          </table:table-cell>
          <table:table-cell office:value-type="float" office:value="3232378">
            <text:p>3232378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3">
            <text:p>3</text:p>
          </table:table-cell>
          <table:table-cell office:value-type="float" office:value="4.21">
            <text:p>4,21</text:p>
          </table:table-cell>
          <table:table-cell office:value-type="float" office:value="1403384.333">
            <text:p>1403384,333</text:p>
          </table:table-cell>
          <table:table-cell office:value-type="float" office:value="31186.551">
            <text:p>31186,551</text:p>
          </table:table-cell>
          <table:table-cell office:value-type="float" office:value="2795386420">
            <text:p>2795386420</text:p>
          </table:table-cell>
          <table:table-cell office:value-type="float" office:value="62118260">
            <text:p>6211826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644">
            <text:p>1644</text:p>
          </table:table-cell>
          <table:table-cell office:value-type="float" office:value="3.001">
            <text:p>3,001</text:p>
          </table:table-cell>
          <table:table-cell office:value-type="float" office:value="1825.647">
            <text:p>1825,647</text:p>
          </table:table-cell>
          <table:table-cell office:value-type="float" office:value="187.522">
            <text:p>187,522</text:p>
          </table:table-cell>
          <table:table-cell office:value-type="float" office:value="3636415">
            <text:p>3636415</text:p>
          </table:table-cell>
          <table:table-cell office:value-type="float" office:value="373470">
            <text:p>37347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256f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343">
            <text:p>343</text:p>
          </table:table-cell>
          <table:table-cell office:value-type="float" office:value="3.001">
            <text:p>3,001</text:p>
          </table:table-cell>
          <table:table-cell office:value-type="float" office:value="8748.073">
            <text:p>8748,073</text:p>
          </table:table-cell>
          <table:table-cell office:value-type="float" office:value="249.793">
            <text:p>249,793</text:p>
          </table:table-cell>
          <table:table-cell office:value-type="float" office:value="17425096">
            <text:p>17425096</text:p>
          </table:table-cell>
          <table:table-cell office:value-type="float" office:value="497445">
            <text:p>497445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16">
            <text:p>16</text:p>
          </table:table-cell>
          <table:table-cell office:value-type="float" office:value="3.18">
            <text:p>3,18</text:p>
          </table:table-cell>
          <table:table-cell office:value-type="float" office:value="198778.5">
            <text:p>198778,5</text:p>
          </table:table-cell>
          <table:table-cell office:value-type="float" office:value="2603.019">
            <text:p>2603,019</text:p>
          </table:table-cell>
          <table:table-cell office:value-type="float" office:value="395943928">
            <text:p>395943928</text:p>
          </table:table-cell>
          <table:table-cell office:value-type="float" office:value="5184903">
            <text:p>5184903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324">
            <text:p>324</text:p>
          </table:table-cell>
          <table:table-cell office:value-type="float" office:value="3.009">
            <text:p>3,009</text:p>
          </table:table-cell>
          <table:table-cell office:value-type="float" office:value="9288.191">
            <text:p>9288,191</text:p>
          </table:table-cell>
          <table:table-cell office:value-type="float" office:value="377.89">
            <text:p>377,89</text:p>
          </table:table-cell>
          <table:table-cell office:value-type="float" office:value="18500955">
            <text:p>18500955</text:p>
          </table:table-cell>
          <table:table-cell office:value-type="float" office:value="752692">
            <text:p>75269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256f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636">
            <text:p>636</text:p>
          </table:table-cell>
          <table:table-cell office:value-type="float" office:value="3.001">
            <text:p>3,001</text:p>
          </table:table-cell>
          <table:table-cell office:value-type="float" office:value="4718.769">
            <text:p>4718,769</text:p>
          </table:table-cell>
          <table:table-cell office:value-type="float" office:value="174.464">
            <text:p>174,464</text:p>
          </table:table-cell>
          <table:table-cell office:value-type="float" office:value="9399183">
            <text:p>9399183</text:p>
          </table:table-cell>
          <table:table-cell office:value-type="float" office:value="347546">
            <text:p>34754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8">
            <text:p>28</text:p>
          </table:table-cell>
          <table:table-cell office:value-type="float" office:value="3.103">
            <text:p>3,103</text:p>
          </table:table-cell>
          <table:table-cell office:value-type="float" office:value="110819.321">
            <text:p>110819,321</text:p>
          </table:table-cell>
          <table:table-cell office:value-type="float" office:value="1479.841">
            <text:p>1479,841</text:p>
          </table:table-cell>
          <table:table-cell office:value-type="float" office:value="220739008">
            <text:p>220739008</text:p>
          </table:table-cell>
          <table:table-cell office:value-type="float" office:value="2947572">
            <text:p>2947572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626">
            <text:p>626</text:p>
          </table:table-cell>
          <table:table-cell office:value-type="float" office:value="3.002">
            <text:p>3,002</text:p>
          </table:table-cell>
          <table:table-cell office:value-type="float" office:value="4794.89">
            <text:p>4794,89</text:p>
          </table:table-cell>
          <table:table-cell office:value-type="float" office:value="173.367">
            <text:p>173,367</text:p>
          </table:table-cell>
          <table:table-cell office:value-type="float" office:value="9550794">
            <text:p>9550794</text:p>
          </table:table-cell>
          <table:table-cell office:value-type="float" office:value="345292">
            <text:p>34529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256s-robust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22">
            <text:p>22</text:p>
          </table:table-cell>
          <table:table-cell office:value-type="float" office:value="3.03">
            <text:p>3,03</text:p>
          </table:table-cell>
          <table:table-cell office:value-type="float" office:value="137731.636">
            <text:p>137731,636</text:p>
          </table:table-cell>
          <table:table-cell office:value-type="float" office:value="2583.096">
            <text:p>2583,096</text:p>
          </table:table-cell>
          <table:table-cell office:value-type="float" office:value="274344795">
            <text:p>274344795</text:p>
          </table:table-cell>
          <table:table-cell office:value-type="float" office:value="5145656">
            <text:p>5145656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2">
            <text:p>2</text:p>
          </table:table-cell>
          <table:table-cell office:value-type="float" office:value="3.21">
            <text:p>3,21</text:p>
          </table:table-cell>
          <table:table-cell office:value-type="float" office:value="1605038.5">
            <text:p>1605038,5</text:p>
          </table:table-cell>
          <table:table-cell office:value-type="float" office:value="0">
            <text:p>0</text:p>
          </table:table-cell>
          <table:table-cell office:value-type="float" office:value="3197042688">
            <text:p>319704268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654">
            <text:p>654</text:p>
          </table:table-cell>
          <table:table-cell office:value-type="float" office:value="3">
            <text:p>3</text:p>
          </table:table-cell>
          <table:table-cell office:value-type="float" office:value="4587.197">
            <text:p>4587,197</text:p>
          </table:table-cell>
          <table:table-cell office:value-type="float" office:value="167.666">
            <text:p>167,666</text:p>
          </table:table-cell>
          <table:table-cell office:value-type="float" office:value="9137065">
            <text:p>9137065</text:p>
          </table:table-cell>
          <table:table-cell office:value-type="float" office:value="333953">
            <text:p>33395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HINCS+-SHAKE256-256s-simple</text:p>
          </table:table-cell>
          <table:table-cell table:number-columns-repeated="1023"/>
        </table:table-row>
        <table:table-row table:style-name="ro2">
          <table:table-cell office:value-type="string">
            <text:p>keypair</text:p>
          </table:table-cell>
          <table:table-cell office:value-type="float" office:value="40">
            <text:p>40</text:p>
          </table:table-cell>
          <table:table-cell office:value-type="float" office:value="3.041">
            <text:p>3,041</text:p>
          </table:table-cell>
          <table:table-cell office:value-type="float" office:value="76034.725">
            <text:p>76034,725</text:p>
          </table:table-cell>
          <table:table-cell office:value-type="float" office:value="836.78">
            <text:p>836,78</text:p>
          </table:table-cell>
          <table:table-cell office:value-type="float" office:value="151451584">
            <text:p>151451584</text:p>
          </table:table-cell>
          <table:table-cell office:value-type="float" office:value="1666783">
            <text:p>1666783</text:p>
          </table:table-cell>
          <table:table-cell table:number-columns-repeated="1017"/>
        </table:table-row>
        <table:table-row table:style-name="ro2">
          <table:table-cell office:value-type="string">
            <text:p>sign</text:p>
          </table:table-cell>
          <table:table-cell office:value-type="float" office:value="4">
            <text:p>4</text:p>
          </table:table-cell>
          <table:table-cell office:value-type="float" office:value="3.741">
            <text:p>3,741</text:p>
          </table:table-cell>
          <table:table-cell office:value-type="float" office:value="935142.75">
            <text:p>935142,75</text:p>
          </table:table-cell>
          <table:table-cell office:value-type="float" office:value="3559.557">
            <text:p>3559,557</text:p>
          </table:table-cell>
          <table:table-cell office:value-type="float" office:value="1862688095">
            <text:p>1862688095</text:p>
          </table:table-cell>
          <table:table-cell office:value-type="float" office:value="7090385">
            <text:p>7090385</text:p>
          </table:table-cell>
          <table:table-cell table:number-columns-repeated="1017"/>
        </table:table-row>
        <table:table-row table:style-name="ro2">
          <table:table-cell office:value-type="string">
            <text:p>verify</text:p>
          </table:table-cell>
          <table:table-cell office:value-type="float" office:value="1289">
            <text:p>1289</text:p>
          </table:table-cell>
          <table:table-cell office:value-type="float" office:value="3.002">
            <text:p>3,002</text:p>
          </table:table-cell>
          <table:table-cell office:value-type="float" office:value="2329.002">
            <text:p>2329,002</text:p>
          </table:table-cell>
          <table:table-cell office:value-type="float" office:value="170.755">
            <text:p>170,755</text:p>
          </table:table-cell>
          <table:table-cell office:value-type="float" office:value="4639025">
            <text:p>4639025</text:p>
          </table:table-cell>
          <table:table-cell office:value-type="float" office:value="340098">
            <text:p>340098</text:p>
          </table:table-cell>
          <table:table-cell table:number-columns-repeated="1017"/>
        </table:table-row>
      </table:table>
      <table:table table:name="SphincsFinal" table:style-name="ta1" table:print="false"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number-columns-repeated="1009" table:default-cell-style-name="Default"/>
        <table:table-row table:style-name="ro1">
          <table:table-cell office:value-type="string">
            <text:p>Operatio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table:number-columns-repeated="24"/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  <table:table-cell office:value-type="string">
            <text:p>Total time(s)</text:p>
          </table:table-cell>
          <table:table-cell office:value-type="string">
            <text:p>Time (us) mean</text:p>
          </table:table-cell>
          <table:table-cell office:value-type="string">
            <text:p>pop. Stdev</text:p>
          </table:table-cell>
          <table:table-cell office:value-type="string">
            <text:p>CPU cycles mean</text:p>
          </table:table-cell>
          <table:table-cell office:value-type="string">
            <text:p>pop.stdev</text:p>
          </table:table-cell>
          <table:table-cell office:value-type="string">
            <text:p>Operation</text:p>
          </table:table-cell>
          <table:table-cell office:value-type="string">
            <text:p>Iterations</text:p>
          </table:table-cell>
        </table:table-row>
        <table:table-row table:style-name="ro1">
          <table:table-cell/>
          <table:table-cell table:number-columns-repeated="2" office:value-type="string">
            <text:p>sign(s)</text:p>
          </table:table-cell>
          <table:table-cell table:number-columns-repeated="2" office:value-type="string">
            <text:p>verify(s)</text:p>
          </table:table-cell>
          <table:table-cell table:number-columns-repeated="1015"/>
        </table:table-row>
        <table:table-row table:style-name="ro1">
          <table:table-cell office:value-type="string">
            <text:p>SPHINCS+-Haraka-128f-robust</text:p>
          </table:table-cell>
          <table:table-cell office:value-type="float" office:value="11304.436">
            <text:p>11304,436</text:p>
          </table:table-cell>
          <table:table-cell office:value-type="float" office:value="1012.892">
            <text:p>1012,892</text:p>
          </table:table-cell>
          <table:table-cell office:value-type="float" office:value="463.758">
            <text:p>463,758</text:p>
          </table:table-cell>
          <table:table-cell office:value-type="float" office:value="50.551">
            <text:p>50,551</text:p>
          </table:table-cell>
          <table:table-cell table:number-columns-repeated="1015"/>
        </table:table-row>
        <table:table-row table:style-name="ro1">
          <table:table-cell office:value-type="string">
            <text:p>SPHINCS+-Haraka-128f-simple</text:p>
          </table:table-cell>
          <table:table-cell office:value-type="float" office:value="6883.17">
            <text:p>6883,17</text:p>
          </table:table-cell>
          <table:table-cell office:value-type="float" office:value="305.369">
            <text:p>305,369</text:p>
          </table:table-cell>
          <table:table-cell office:value-type="float" office:value="290.954">
            <text:p>290,954</text:p>
          </table:table-cell>
          <table:table-cell office:value-type="float" office:value="32.361">
            <text:p>32,361</text:p>
          </table:table-cell>
          <table:table-cell table:number-columns-repeated="1015"/>
        </table:table-row>
        <table:table-row table:style-name="ro1">
          <table:table-cell office:value-type="string">
            <text:p>SPHINCS+-Haraka-128s-robust</text:p>
          </table:table-cell>
          <table:table-cell office:value-type="float" office:value="176612.471">
            <text:p>176612,471</text:p>
          </table:table-cell>
          <table:table-cell office:value-type="float" office:value="2457.744">
            <text:p>2457,744</text:p>
          </table:table-cell>
          <table:table-cell office:value-type="float" office:value="185.542">
            <text:p>185,542</text:p>
          </table:table-cell>
          <table:table-cell office:value-type="float" office:value="23.173">
            <text:p>23,173</text:p>
          </table:table-cell>
          <table:table-cell table:number-columns-repeated="1015"/>
        </table:table-row>
        <table:table-row table:style-name="ro1">
          <table:table-cell office:value-type="string">
            <text:p>SPHINCS+-Haraka-128s-simple</text:p>
          </table:table-cell>
          <table:table-cell office:value-type="float" office:value="173716.278">
            <text:p>173716,278</text:p>
          </table:table-cell>
          <table:table-cell office:value-type="float" office:value="9648.148">
            <text:p>9648,148</text:p>
          </table:table-cell>
          <table:table-cell office:value-type="float" office:value="178.531">
            <text:p>178,531</text:p>
          </table:table-cell>
          <table:table-cell office:value-type="float" office:value="25.679">
            <text:p>25,679</text:p>
          </table:table-cell>
          <table:table-cell table:number-columns-repeated="1015"/>
        </table:table-row>
        <table:table-row table:style-name="ro1">
          <table:table-cell office:value-type="string">
            <text:p>SPHINCS+-Haraka-192f-robust</text:p>
          </table:table-cell>
          <table:table-cell office:value-type="float" office:value="12655.21">
            <text:p>12655,21</text:p>
          </table:table-cell>
          <table:table-cell office:value-type="float" office:value="547.85">
            <text:p>547,85</text:p>
          </table:table-cell>
          <table:table-cell office:value-type="float" office:value="718.68">
            <text:p>718,68</text:p>
          </table:table-cell>
          <table:table-cell office:value-type="float" office:value="66.379">
            <text:p>66,379</text:p>
          </table:table-cell>
          <table:table-cell table:number-columns-repeated="1015"/>
        </table:table-row>
        <table:table-row table:style-name="ro1">
          <table:table-cell office:value-type="string">
            <text:p>SPHINCS+-Haraka-192f-simple</text:p>
          </table:table-cell>
          <table:table-cell office:value-type="float" office:value="9540.2">
            <text:p>9540,2</text:p>
          </table:table-cell>
          <table:table-cell office:value-type="float" office:value="664.794">
            <text:p>664,794</text:p>
          </table:table-cell>
          <table:table-cell office:value-type="float" office:value="480.079">
            <text:p>480,079</text:p>
          </table:table-cell>
          <table:table-cell office:value-type="float" office:value="55.41">
            <text:p>55,41</text:p>
          </table:table-cell>
          <table:table-cell table:number-columns-repeated="1015"/>
        </table:table-row>
        <table:table-row table:style-name="ro1">
          <table:table-cell office:value-type="string">
            <text:p>SPHINCS+-Haraka-192s-robust</text:p>
          </table:table-cell>
          <table:table-cell office:value-type="float" office:value="349399.111">
            <text:p>349399,111</text:p>
          </table:table-cell>
          <table:table-cell office:value-type="float" office:value="4421.13">
            <text:p>4421,13</text:p>
          </table:table-cell>
          <table:table-cell office:value-type="float" office:value="278.501">
            <text:p>278,501</text:p>
          </table:table-cell>
          <table:table-cell office:value-type="float" office:value="39.199">
            <text:p>39,199</text:p>
          </table:table-cell>
          <table:table-cell table:number-columns-repeated="1015"/>
        </table:table-row>
        <table:table-row table:style-name="ro1">
          <table:table-cell office:value-type="string">
            <text:p>SPHINCS+-Haraka-192s-simple</text:p>
          </table:table-cell>
          <table:table-cell office:value-type="float" office:value="297045.545">
            <text:p>297045,545</text:p>
          </table:table-cell>
          <table:table-cell office:value-type="float" office:value="5624.161">
            <text:p>5624,161</text:p>
          </table:table-cell>
          <table:table-cell office:value-type="float" office:value="194.515">
            <text:p>194,515</text:p>
          </table:table-cell>
          <table:table-cell office:value-type="float" office:value="24.118">
            <text:p>24,118</text:p>
          </table:table-cell>
          <table:table-cell table:number-columns-repeated="1015"/>
        </table:table-row>
        <table:table-row table:style-name="ro1">
          <table:table-cell office:value-type="string">
            <text:p>SPHINCS+-Haraka-256f-robust</text:p>
          </table:table-cell>
          <table:table-cell office:value-type="float" office:value="27665.725">
            <text:p>27665,725</text:p>
          </table:table-cell>
          <table:table-cell office:value-type="float" office:value="1438.69">
            <text:p>1438,69</text:p>
          </table:table-cell>
          <table:table-cell office:value-type="float" office:value="671.17">
            <text:p>671,17</text:p>
          </table:table-cell>
          <table:table-cell office:value-type="float" office:value="73.396">
            <text:p>73,396</text:p>
          </table:table-cell>
          <table:table-cell table:number-columns-repeated="1015"/>
        </table:table-row>
        <table:table-row table:style-name="ro1">
          <table:table-cell office:value-type="string">
            <text:p>SPHINCS+-Haraka-256f-simple</text:p>
          </table:table-cell>
          <table:table-cell office:value-type="float" office:value="25756.171">
            <text:p>25756,171</text:p>
          </table:table-cell>
          <table:table-cell office:value-type="float" office:value="1334.846">
            <text:p>1334,846</text:p>
          </table:table-cell>
          <table:table-cell office:value-type="float" office:value="569.188">
            <text:p>569,188</text:p>
          </table:table-cell>
          <table:table-cell office:value-type="float" office:value="64.773">
            <text:p>64,773</text:p>
          </table:table-cell>
          <table:table-cell table:number-columns-repeated="1015"/>
        </table:table-row>
        <table:table-row table:style-name="ro1">
          <table:table-cell office:value-type="string">
            <text:p>SPHINCS+-Haraka-256s-robust</text:p>
          </table:table-cell>
          <table:table-cell office:value-type="float" office:value="270804.417">
            <text:p>270804,417</text:p>
          </table:table-cell>
          <table:table-cell office:value-type="float" office:value="31970.423">
            <text:p>31970,423</text:p>
          </table:table-cell>
          <table:table-cell office:value-type="float" office:value="377.204">
            <text:p>377,204</text:p>
          </table:table-cell>
          <table:table-cell office:value-type="float" office:value="45.589">
            <text:p>45,589</text:p>
          </table:table-cell>
          <table:table-cell table:number-columns-repeated="1015"/>
        </table:table-row>
        <table:table-row table:style-name="ro1">
          <table:table-cell office:value-type="string">
            <text:p>SPHINCS+-Haraka-256s-simple</text:p>
          </table:table-cell>
          <table:table-cell office:value-type="float" office:value="194722.75">
            <text:p>194722,75</text:p>
          </table:table-cell>
          <table:table-cell office:value-type="float" office:value="2601.592">
            <text:p>2601,592</text:p>
          </table:table-cell>
          <table:table-cell office:value-type="float" office:value="268.601">
            <text:p>268,601</text:p>
          </table:table-cell>
          <table:table-cell office:value-type="float" office:value="27.507">
            <text:p>27,507</text:p>
          </table:table-cell>
          <table:table-cell table:number-columns-repeated="1015"/>
        </table:table-row>
        <table:table-row table:style-name="ro2">
          <table:table-cell office:value-type="string">
            <text:p>SPHINCS+-SHA256-128f-robust</text:p>
          </table:table-cell>
          <table:table-cell office:value-type="float" office:value="28504.302">
            <text:p>28504,302</text:p>
          </table:table-cell>
          <table:table-cell office:value-type="float" office:value="1013.248">
            <text:p>1013,248</text:p>
          </table:table-cell>
          <table:table-cell office:value-type="float" office:value="3799.024">
            <text:p>3799,024</text:p>
          </table:table-cell>
          <table:table-cell office:value-type="float" office:value="355.573">
            <text:p>355,573</text:p>
          </table:table-cell>
          <table:table-cell table:number-columns-repeated="1015"/>
        </table:table-row>
        <table:table-row table:style-name="ro2">
          <table:table-cell office:value-type="string">
            <text:p>SPHINCS+-SHA256-128f-simple</text:p>
          </table:table-cell>
          <table:table-cell office:value-type="float" office:value="15769.251">
            <text:p>15769,251</text:p>
          </table:table-cell>
          <table:table-cell office:value-type="float" office:value="356.356">
            <text:p>356,356</text:p>
          </table:table-cell>
          <table:table-cell office:value-type="float" office:value="1955.549">
            <text:p>1955,549</text:p>
          </table:table-cell>
          <table:table-cell office:value-type="float" office:value="151.172">
            <text:p>151,172</text:p>
          </table:table-cell>
          <table:table-cell table:number-columns-repeated="1015"/>
        </table:table-row>
        <table:table-row table:style-name="ro2">
          <table:table-cell office:value-type="string">
            <text:p>SPHINCS+-SHA256-128s-robust</text:p>
          </table:table-cell>
          <table:table-cell office:value-type="float" office:value="487240.857">
            <text:p>487240,857</text:p>
          </table:table-cell>
          <table:table-cell office:value-type="float" office:value="9512.68">
            <text:p>9512,68</text:p>
          </table:table-cell>
          <table:table-cell office:value-type="float" office:value="1534.767">
            <text:p>1534,767</text:p>
          </table:table-cell>
          <table:table-cell office:value-type="float" office:value="116.097">
            <text:p>116,097</text:p>
          </table:table-cell>
          <table:table-cell table:number-columns-repeated="1015"/>
        </table:table-row>
        <table:table-row table:style-name="ro2">
          <table:table-cell office:value-type="string">
            <text:p>SPHINCS+-SHA256-128s-simple</text:p>
          </table:table-cell>
          <table:table-cell office:value-type="float" office:value="275153.818">
            <text:p>275153,818</text:p>
          </table:table-cell>
          <table:table-cell office:value-type="float" office:value="4944.238">
            <text:p>4944,238</text:p>
          </table:table-cell>
          <table:table-cell office:value-type="float" office:value="806.004">
            <text:p>806,004</text:p>
          </table:table-cell>
          <table:table-cell office:value-type="float" office:value="85.589">
            <text:p>85,589</text:p>
          </table:table-cell>
          <table:table-cell table:number-columns-repeated="1015"/>
        </table:table-row>
        <table:table-row table:style-name="ro2">
          <table:table-cell office:value-type="string">
            <text:p>SPHINCS+-SHA256-192f-robust</text:p>
          </table:table-cell>
          <table:table-cell office:value-type="float" office:value="39564.132">
            <text:p>39564,132</text:p>
          </table:table-cell>
          <table:table-cell office:value-type="float" office:value="815.476">
            <text:p>815,476</text:p>
          </table:table-cell>
          <table:table-cell office:value-type="float" office:value="6206.537">
            <text:p>6206,537</text:p>
          </table:table-cell>
          <table:table-cell office:value-type="float" office:value="424.424">
            <text:p>424,424</text:p>
          </table:table-cell>
          <table:table-cell table:number-columns-repeated="1015"/>
        </table:table-row>
        <table:table-row table:style-name="ro2">
          <table:table-cell office:value-type="string">
            <text:p>SPHINCS+-SHA256-192f-simple</text:p>
          </table:table-cell>
          <table:table-cell office:value-type="float" office:value="22546.194">
            <text:p>22546,194</text:p>
          </table:table-cell>
          <table:table-cell office:value-type="float" office:value="1094.58">
            <text:p>1094,58</text:p>
          </table:table-cell>
          <table:table-cell office:value-type="float" office:value="3132.662">
            <text:p>3132,662</text:p>
          </table:table-cell>
          <table:table-cell office:value-type="float" office:value="251.756">
            <text:p>251,756</text:p>
          </table:table-cell>
          <table:table-cell table:number-columns-repeated="1015"/>
        </table:table-row>
        <table:table-row table:style-name="ro2">
          <table:table-cell office:value-type="string">
            <text:p>SPHINCS+-SHA256-192s-robust</text:p>
          </table:table-cell>
          <table:table-cell office:value-type="float" office:value="931959">
            <text:p>931959</text:p>
          </table:table-cell>
          <table:table-cell office:value-type="float" office:value="13369.07">
            <text:p>13369,07</text:p>
          </table:table-cell>
          <table:table-cell office:value-type="float" office:value="2372.914">
            <text:p>2372,914</text:p>
          </table:table-cell>
          <table:table-cell office:value-type="float" office:value="218.556">
            <text:p>218,556</text:p>
          </table:table-cell>
          <table:table-cell table:number-columns-repeated="1015"/>
        </table:table-row>
        <table:table-row table:style-name="ro2">
          <table:table-cell office:value-type="string">
            <text:p>SPHINCS+-SHA256-192s-simple</text:p>
          </table:table-cell>
          <table:table-cell office:value-type="float" office:value="534154.333">
            <text:p>534154,333</text:p>
          </table:table-cell>
          <table:table-cell office:value-type="float" office:value="11701.881">
            <text:p>11701,881</text:p>
          </table:table-cell>
          <table:table-cell office:value-type="float" office:value="1261.624">
            <text:p>1261,624</text:p>
          </table:table-cell>
          <table:table-cell office:value-type="float" office:value="130.092">
            <text:p>130,092</text:p>
          </table:table-cell>
          <table:table-cell table:number-columns-repeated="1015"/>
        </table:table-row>
        <table:table-row table:style-name="ro2">
          <table:table-cell office:value-type="string">
            <text:p>SPHINCS+-SHA256-256f-robust</text:p>
          </table:table-cell>
          <table:table-cell office:value-type="float" office:value="140130.364">
            <text:p>140130,364</text:p>
          </table:table-cell>
          <table:table-cell office:value-type="float" office:value="2985.815">
            <text:p>2985,815</text:p>
          </table:table-cell>
          <table:table-cell office:value-type="float" office:value="7848.36">
            <text:p>7848,36</text:p>
          </table:table-cell>
          <table:table-cell office:value-type="float" office:value="443.873">
            <text:p>443,873</text:p>
          </table:table-cell>
          <table:table-cell table:number-columns-repeated="1015"/>
        </table:table-row>
        <table:table-row table:style-name="ro2">
          <table:table-cell office:value-type="string">
            <text:p>SPHINCS+-SHA256-256f-simple</text:p>
          </table:table-cell>
          <table:table-cell office:value-type="float" office:value="46740.231">
            <text:p>46740,231</text:p>
          </table:table-cell>
          <table:table-cell office:value-type="float" office:value="1425.725">
            <text:p>1425,725</text:p>
          </table:table-cell>
          <table:table-cell office:value-type="float" office:value="3083.003">
            <text:p>3083,003</text:p>
          </table:table-cell>
          <table:table-cell office:value-type="float" office:value="185.301">
            <text:p>185,301</text:p>
          </table:table-cell>
          <table:table-cell table:number-columns-repeated="1015"/>
        </table:table-row>
        <table:table-row table:style-name="ro2">
          <table:table-cell office:value-type="string">
            <text:p>SPHINCS+-SHA256-256s-robust</text:p>
          </table:table-cell>
          <table:table-cell office:value-type="float" office:value="1090819">
            <text:p>1090819</text:p>
          </table:table-cell>
          <table:table-cell office:value-type="float" office:value="4594.106">
            <text:p>4594,106</text:p>
          </table:table-cell>
          <table:table-cell office:value-type="float" office:value="3986.02">
            <text:p>3986,02</text:p>
          </table:table-cell>
          <table:table-cell office:value-type="float" office:value="134.423">
            <text:p>134,423</text:p>
          </table:table-cell>
          <table:table-cell table:number-columns-repeated="1015"/>
        </table:table-row>
        <table:table-row table:style-name="ro2">
          <table:table-cell office:value-type="string">
            <text:p>SPHINCS+-SHA256-256s-simple</text:p>
          </table:table-cell>
          <table:table-cell office:value-type="float" office:value="341204.889">
            <text:p>341204,889</text:p>
          </table:table-cell>
          <table:table-cell office:value-type="float" office:value="1358.493">
            <text:p>1358,493</text:p>
          </table:table-cell>
          <table:table-cell office:value-type="float" office:value="1511.216">
            <text:p>1511,216</text:p>
          </table:table-cell>
          <table:table-cell office:value-type="float" office:value="106.41">
            <text:p>106,41</text:p>
          </table:table-cell>
          <table:table-cell table:number-columns-repeated="1015"/>
        </table:table-row>
        <table:table-row table:style-name="ro2">
          <table:table-cell office:value-type="string">
            <text:p>SPHINCS+-SHAKE256-128f-robust</text:p>
          </table:table-cell>
          <table:table-cell office:value-type="float" office:value="74271.22">
            <text:p>74271,22</text:p>
          </table:table-cell>
          <table:table-cell office:value-type="float" office:value="1578.404">
            <text:p>1578,404</text:p>
          </table:table-cell>
          <table:table-cell office:value-type="float" office:value="5669.04">
            <text:p>5669,04</text:p>
          </table:table-cell>
          <table:table-cell office:value-type="float" office:value="378.71">
            <text:p>378,71</text:p>
          </table:table-cell>
          <table:table-cell table:number-columns-repeated="1015"/>
        </table:table-row>
        <table:table-row table:style-name="ro2">
          <table:table-cell office:value-type="string">
            <text:p>SPHINCS+-SHAKE256-128f-simple</text:p>
          </table:table-cell>
          <table:table-cell office:value-type="float" office:value="40994.986">
            <text:p>40994,986</text:p>
          </table:table-cell>
          <table:table-cell office:value-type="float" office:value="740.197">
            <text:p>740,197</text:p>
          </table:table-cell>
          <table:table-cell office:value-type="float" office:value="2894.539">
            <text:p>2894,539</text:p>
          </table:table-cell>
          <table:table-cell office:value-type="float" office:value="201.18">
            <text:p>201,18</text:p>
          </table:table-cell>
          <table:table-cell table:number-columns-repeated="1015"/>
        </table:table-row>
        <table:table-row table:style-name="ro2">
          <table:table-cell office:value-type="string">
            <text:p>SPHINCS+-SHAKE256-128s-robust</text:p>
          </table:table-cell>
          <table:table-cell office:value-type="float" office:value="1096187">
            <text:p>1096187</text:p>
          </table:table-cell>
          <table:table-cell office:value-type="float" office:value="3392.155">
            <text:p>3392,155</text:p>
          </table:table-cell>
          <table:table-cell office:value-type="float" office:value="2242.969">
            <text:p>2242,969</text:p>
          </table:table-cell>
          <table:table-cell office:value-type="float" office:value="116.957">
            <text:p>116,957</text:p>
          </table:table-cell>
          <table:table-cell table:number-columns-repeated="1015"/>
        </table:table-row>
        <table:table-row table:style-name="ro2">
          <table:table-cell office:value-type="string">
            <text:p>SPHINCS+-SHAKE256-128s-simple</text:p>
          </table:table-cell>
          <table:table-cell office:value-type="float" office:value="666512.6">
            <text:p>666512,6</text:p>
          </table:table-cell>
          <table:table-cell office:value-type="float" office:value="1787.571">
            <text:p>1787,571</text:p>
          </table:table-cell>
          <table:table-cell office:value-type="float" office:value="1246.879">
            <text:p>1246,879</text:p>
          </table:table-cell>
          <table:table-cell office:value-type="float" office:value="113.396">
            <text:p>113,396</text:p>
          </table:table-cell>
          <table:table-cell table:number-columns-repeated="1015"/>
        </table:table-row>
        <table:table-row table:style-name="ro2">
          <table:table-cell office:value-type="string">
            <text:p>SPHINCS+-SHAKE256-192f-robust</text:p>
          </table:table-cell>
          <table:table-cell office:value-type="float" office:value="94792.219">
            <text:p>94792,219</text:p>
          </table:table-cell>
          <table:table-cell office:value-type="float" office:value="824.336">
            <text:p>824,336</text:p>
          </table:table-cell>
          <table:table-cell office:value-type="float" office:value="8827.674">
            <text:p>8827,674</text:p>
          </table:table-cell>
          <table:table-cell office:value-type="float" office:value="299.594">
            <text:p>299,594</text:p>
          </table:table-cell>
          <table:table-cell table:number-columns-repeated="1015"/>
        </table:table-row>
        <table:table-row table:style-name="ro2">
          <table:table-cell office:value-type="string">
            <text:p>SPHINCS+-SHAKE256-192f-simple</text:p>
          </table:table-cell>
          <table:table-cell office:value-type="float" office:value="53950.607">
            <text:p>53950,607</text:p>
          </table:table-cell>
          <table:table-cell office:value-type="float" office:value="986.731">
            <text:p>986,731</text:p>
          </table:table-cell>
          <table:table-cell office:value-type="float" office:value="4922.921">
            <text:p>4922,921</text:p>
          </table:table-cell>
          <table:table-cell office:value-type="float" office:value="277.582">
            <text:p>277,582</text:p>
          </table:table-cell>
          <table:table-cell table:number-columns-repeated="1015"/>
        </table:table-row>
        <table:table-row table:style-name="ro2">
          <table:table-cell office:value-type="string">
            <text:p>SPHINCS+-SHAKE256-192s-robust</text:p>
          </table:table-cell>
          <table:table-cell office:value-type="float" office:value="2261574.5">
            <text:p>2261574,5</text:p>
          </table:table-cell>
          <table:table-cell office:value-type="float" office:value="0">
            <text:p>0</text:p>
          </table:table-cell>
          <table:table-cell office:value-type="float" office:value="3453.312">
            <text:p>3453,312</text:p>
          </table:table-cell>
          <table:table-cell office:value-type="float" office:value="193.412">
            <text:p>193,412</text:p>
          </table:table-cell>
          <table:table-cell table:number-columns-repeated="1015"/>
        </table:table-row>
        <table:table-row table:style-name="ro2">
          <table:table-cell office:value-type="string">
            <text:p>SPHINCS+-SHAKE256-192s-simple</text:p>
          </table:table-cell>
          <table:table-cell office:value-type="float" office:value="1403384.333">
            <text:p>1403384,333</text:p>
          </table:table-cell>
          <table:table-cell office:value-type="float" office:value="31186.551">
            <text:p>31186,551</text:p>
          </table:table-cell>
          <table:table-cell office:value-type="float" office:value="1825.647">
            <text:p>1825,647</text:p>
          </table:table-cell>
          <table:table-cell office:value-type="float" office:value="187.522">
            <text:p>187,522</text:p>
          </table:table-cell>
          <table:table-cell table:number-columns-repeated="1015"/>
        </table:table-row>
        <table:table-row table:style-name="ro2">
          <table:table-cell office:value-type="string">
            <text:p>SPHINCS+-SHAKE256-256f-robust</text:p>
          </table:table-cell>
          <table:table-cell office:value-type="float" office:value="198778.5">
            <text:p>198778,5</text:p>
          </table:table-cell>
          <table:table-cell office:value-type="float" office:value="2603.019">
            <text:p>2603,019</text:p>
          </table:table-cell>
          <table:table-cell office:value-type="float" office:value="9288.191">
            <text:p>9288,191</text:p>
          </table:table-cell>
          <table:table-cell office:value-type="float" office:value="377.89">
            <text:p>377,89</text:p>
          </table:table-cell>
          <table:table-cell table:number-columns-repeated="1015"/>
        </table:table-row>
        <table:table-row table:style-name="ro2">
          <table:table-cell office:value-type="string">
            <text:p>SPHINCS+-SHAKE256-256f-simple</text:p>
          </table:table-cell>
          <table:table-cell office:value-type="float" office:value="110819.321">
            <text:p>110819,321</text:p>
          </table:table-cell>
          <table:table-cell office:value-type="float" office:value="1479.841">
            <text:p>1479,841</text:p>
          </table:table-cell>
          <table:table-cell office:value-type="float" office:value="4794.89">
            <text:p>4794,89</text:p>
          </table:table-cell>
          <table:table-cell office:value-type="float" office:value="173.367">
            <text:p>173,367</text:p>
          </table:table-cell>
          <table:table-cell table:number-columns-repeated="1015"/>
        </table:table-row>
        <table:table-row table:style-name="ro2">
          <table:table-cell office:value-type="string">
            <text:p>SPHINCS+-SHAKE256-256s-robust</text:p>
          </table:table-cell>
          <table:table-cell office:value-type="float" office:value="1605038.5">
            <text:p>1605038,5</text:p>
          </table:table-cell>
          <table:table-cell office:value-type="float" office:value="0">
            <text:p>0</text:p>
          </table:table-cell>
          <table:table-cell office:value-type="float" office:value="4587.197">
            <text:p>4587,197</text:p>
          </table:table-cell>
          <table:table-cell office:value-type="float" office:value="167.666">
            <text:p>167,666</text:p>
          </table:table-cell>
          <table:table-cell table:number-columns-repeated="1015"/>
        </table:table-row>
        <table:table-row table:style-name="ro2">
          <table:table-cell office:value-type="string">
            <text:p>SPHINCS+-SHAKE256-256s-simple</text:p>
          </table:table-cell>
          <table:table-cell office:value-type="float" office:value="935142.75">
            <text:p>935142,75</text:p>
          </table:table-cell>
          <table:table-cell office:value-type="float" office:value="3559.557">
            <text:p>3559,557</text:p>
          </table:table-cell>
          <table:table-cell office:value-type="float" office:value="2329.002">
            <text:p>2329,002</text:p>
          </table:table-cell>
          <table:table-cell office:value-type="float" office:value="170.755">
            <text:p>170,755</text:p>
          </table:table-cell>
          <table:table-cell table:number-columns-repeated="1015"/>
        </table:table-row>
      </table:table>
      <table:table table:name="FinalData" table:style-name="ta1" table:print="false">
        <table:table-column table:style-name="co29" table:default-cell-style-name="Default"/>
        <table:table-column table:style-name="co14" table:number-columns-repeated="5" table:default-cell-style-name="Default"/>
        <table:table-column table:style-name="co30" table:default-cell-style-name="Default"/>
        <table:table-column table:style-name="co14" table:number-columns-repeated="11" table:default-cell-style-name="Default"/>
        <table:table-row table:style-name="ro2">
          <table:table-cell office:value-type="string">
            <text:p>RSA2048</text:p>
          </table:table-cell>
          <table:table-cell office:value-type="string">
            <text:p>sign (s)</text:p>
          </table:table-cell>
          <table:table-cell office:value-type="string">
            <text:p>verify (s)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Sign(us)</text:p>
          </table:table-cell>
          <table:table-cell/>
          <table:table-cell office:value-type="string">
            <text:p>Verify(us)</text:p>
          </table:table-cell>
          <table:table-cell table:number-columns-repeated="4"/>
          <table:table-cell office:value-type="string">
            <text:p>encaps(us)</text:p>
          </table:table-cell>
          <table:table-cell/>
          <table:table-cell office:value-type="string">
            <text:p>decaps(us)</text:p>
          </table:table-cell>
          <table:table-cell/>
        </table:table-row>
        <table:table-row table:style-name="ro2">
          <table:table-cell/>
          <table:table-cell office:value-type="float" office:value="0.000543">
            <text:p>0,000543</text:p>
          </table:table-cell>
          <table:table-cell office:value-type="float" office:value="0.000015">
            <text:p>0,000015</text:p>
          </table:table-cell>
          <table:table-cell office:value-type="float" office:value="1840">
            <text:p>1840</text:p>
          </table:table-cell>
          <table:table-cell office:value-type="float" office:value="65894.8">
            <text:p>65894,8</text:p>
          </table:table-cell>
          <table:table-cell table:number-columns-repeated="2"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table:number-columns-repeated="3"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2">
          <table:table-cell/>
          <table:table-cell office:value-type="float" office:value="0.000512">
            <text:p>0,000512</text:p>
          </table:table-cell>
          <table:table-cell office:value-type="float" office:value="0.000015">
            <text:p>0,000015</text:p>
          </table:table-cell>
          <table:table-cell office:value-type="float" office:value="1953.4">
            <text:p>1953,4</text:p>
          </table:table-cell>
          <table:table-cell office:value-type="float" office:value="66487.1">
            <text:p>66487,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0.000513">
            <text:p>0,000513</text:p>
          </table:table-cell>
          <table:table-cell office:value-type="float" office:value="0.000016">
            <text:p>0,000016</text:p>
          </table:table-cell>
          <table:table-cell office:value-type="float" office:value="1948.4">
            <text:p>1948,4</text:p>
          </table:table-cell>
          <table:table-cell office:value-type="float" office:value="60924.2">
            <text:p>60924,2</text:p>
          </table:table-cell>
          <table:table-cell/>
          <table:table-cell office:value-type="string">
            <text:p>RSA2048</text:p>
          </table:table-cell>
          <table:table-cell table:formula="of:=AVERAGE([.B3:.B12])*1000000" office:value-type="float" office:value="532.8">
            <text:p>532,8</text:p>
          </table:table-cell>
          <table:table-cell table:formula="of:=STDEV([.B3:.B12])*1000000" office:value-type="float" office:value="27.4946459434479">
            <text:p>27,4946459434</text:p>
          </table:table-cell>
          <table:table-cell table:formula="of:=AVERAGE([.C3:.C12])*1000000" office:value-type="float" office:value="15.6">
            <text:p>15,6</text:p>
          </table:table-cell>
          <table:table-cell table:formula="of:=STDEV([.C3:.C12])*1000000" office:value-type="float" office:value="0.516397779494323">
            <text:p>0,5163977795</text:p>
          </table:table-cell>
          <table:table-cell table:number-columns-repeated="2"/>
          <table:table-cell office:value-type="string">
            <text:p>FrodoKEM-640-AES</text:p>
          </table:table-cell>
          <table:table-cell office:value-type="float" office:value="632.58">
            <text:p>632,58</text:p>
          </table:table-cell>
          <table:table-cell office:value-type="float" office:value="43.241">
            <text:p>43,241</text:p>
          </table:table-cell>
          <table:table-cell office:value-type="float" office:value="608.201">
            <text:p>608,201</text:p>
          </table:table-cell>
          <table:table-cell office:value-type="float" office:value="34.912">
            <text:p>34,912</text:p>
          </table:table-cell>
        </table:table-row>
        <table:table-row table:style-name="ro2">
          <table:table-cell/>
          <table:table-cell office:value-type="float" office:value="0.000538">
            <text:p>0,000538</text:p>
          </table:table-cell>
          <table:table-cell office:value-type="float" office:value="0.000016">
            <text:p>0,000016</text:p>
          </table:table-cell>
          <table:table-cell office:value-type="float" office:value="1857.2">
            <text:p>1857,2</text:p>
          </table:table-cell>
          <table:table-cell office:value-type="float" office:value="62412.6">
            <text:p>62412,6</text:p>
          </table:table-cell>
          <table:table-cell/>
          <table:table-cell office:value-type="string">
            <text:p>ECDSA nistp384</text:p>
          </table:table-cell>
          <table:table-cell table:formula="of:=AVERAGE([.B16:.B25])*1000000" office:value-type="float" office:value="1010">
            <text:p>1010</text:p>
          </table:table-cell>
          <table:table-cell table:formula="of:=STDEV([.B16:.B25])*1000000" office:value-type="float" office:value="119.721899973786">
            <text:p>119,7218999738</text:p>
          </table:table-cell>
          <table:table-cell table:formula="of:=AVERAGE([.C16:.C25])*1000000" office:value-type="float" office:value="870">
            <text:p>870</text:p>
          </table:table-cell>
          <table:table-cell table:formula="of:=STDEV([.C16:.C25])*1000000" office:value-type="float" office:value="67.4948557710553">
            <text:p>67,4948557711</text:p>
          </table:table-cell>
          <table:table-cell table:number-columns-repeated="2"/>
          <table:table-cell office:value-type="string">
            <text:p>FrodoKEM-640-SHAKE</text:p>
          </table:table-cell>
          <table:table-cell office:value-type="float" office:value="2366.438">
            <text:p>2366,438</text:p>
          </table:table-cell>
          <table:table-cell office:value-type="float" office:value="130.957">
            <text:p>130,957</text:p>
          </table:table-cell>
          <table:table-cell office:value-type="float" office:value="2426.321">
            <text:p>2426,321</text:p>
          </table:table-cell>
          <table:table-cell office:value-type="float" office:value="121.352">
            <text:p>121,352</text:p>
          </table:table-cell>
        </table:table-row>
        <table:table-row table:style-name="ro2">
          <table:table-cell/>
          <table:table-cell office:value-type="float" office:value="0.000601">
            <text:p>0,000601</text:p>
          </table:table-cell>
          <table:table-cell office:value-type="float" office:value="0.000016">
            <text:p>0,000016</text:p>
          </table:table-cell>
          <table:table-cell office:value-type="float" office:value="1663.5">
            <text:p>1663,5</text:p>
          </table:table-cell>
          <table:table-cell office:value-type="float" office:value="60663">
            <text:p>60663</text:p>
          </table:table-cell>
          <table:table-cell table:number-columns-repeated="8"/>
          <table:table-cell office:value-type="string">
            <text:p>FrodoKEM-976-AES</text:p>
          </table:table-cell>
          <table:table-cell office:value-type="float" office:value="1290.154">
            <text:p>1290,154</text:p>
          </table:table-cell>
          <table:table-cell office:value-type="float" office:value="57.24">
            <text:p>57,24</text:p>
          </table:table-cell>
          <table:table-cell office:value-type="float" office:value="1241.776">
            <text:p>1241,776</text:p>
          </table:table-cell>
          <table:table-cell office:value-type="float" office:value="52.442">
            <text:p>52,442</text:p>
          </table:table-cell>
        </table:table-row>
        <table:table-row table:style-name="ro2">
          <table:table-cell/>
          <table:table-cell office:value-type="float" office:value="0.000515">
            <text:p>0,000515</text:p>
          </table:table-cell>
          <table:table-cell office:value-type="float" office:value="0.000016">
            <text:p>0,000016</text:p>
          </table:table-cell>
          <table:table-cell office:value-type="float" office:value="1942.5">
            <text:p>1942,5</text:p>
          </table:table-cell>
          <table:table-cell office:value-type="float" office:value="64001.1">
            <text:p>64001,1</text:p>
          </table:table-cell>
          <table:table-cell/>
          <table:table-cell office:value-type="string">
            <text:p>SPHINCS+-Haraka-128f-robust</text:p>
          </table:table-cell>
          <table:table-cell office:value-type="float" office:value="11304.436">
            <text:p>11304,436</text:p>
          </table:table-cell>
          <table:table-cell office:value-type="float" office:value="1012.892">
            <text:p>1012,892</text:p>
          </table:table-cell>
          <table:table-cell office:value-type="float" office:value="463.758">
            <text:p>463,758</text:p>
          </table:table-cell>
          <table:table-cell office:value-type="float" office:value="50.551">
            <text:p>50,551</text:p>
          </table:table-cell>
          <table:table-cell table:number-columns-repeated="2"/>
          <table:table-cell office:value-type="string">
            <text:p>FrodoKEM-976-SHAKE</text:p>
          </table:table-cell>
          <table:table-cell office:value-type="float" office:value="5336.917">
            <text:p>5336,917</text:p>
          </table:table-cell>
          <table:table-cell office:value-type="float" office:value="282.071">
            <text:p>282,071</text:p>
          </table:table-cell>
          <table:table-cell office:value-type="float" office:value="5351.57">
            <text:p>5351,57</text:p>
          </table:table-cell>
          <table:table-cell office:value-type="float" office:value="305.592">
            <text:p>305,592</text:p>
          </table:table-cell>
        </table:table-row>
        <table:table-row table:style-name="ro2">
          <table:table-cell/>
          <table:table-cell office:value-type="float" office:value="0.000515">
            <text:p>0,000515</text:p>
          </table:table-cell>
          <table:table-cell office:value-type="float" office:value="0.000015">
            <text:p>0,000015</text:p>
          </table:table-cell>
          <table:table-cell office:value-type="float" office:value="1942.8">
            <text:p>1942,8</text:p>
          </table:table-cell>
          <table:table-cell office:value-type="float" office:value="65649.2">
            <text:p>65649,2</text:p>
          </table:table-cell>
          <table:table-cell/>
          <table:table-cell office:value-type="string">
            <text:p>SPHINCS+-Haraka-128f-simple</text:p>
          </table:table-cell>
          <table:table-cell office:value-type="float" office:value="6883.17">
            <text:p>6883,17</text:p>
          </table:table-cell>
          <table:table-cell office:value-type="float" office:value="305.369">
            <text:p>305,369</text:p>
          </table:table-cell>
          <table:table-cell office:value-type="float" office:value="290.954">
            <text:p>290,954</text:p>
          </table:table-cell>
          <table:table-cell office:value-type="float" office:value="32.361">
            <text:p>32,361</text:p>
          </table:table-cell>
          <table:table-cell table:number-columns-repeated="2"/>
          <table:table-cell office:value-type="string">
            <text:p>FrodoKEM-1344-AES</text:p>
          </table:table-cell>
          <table:table-cell office:value-type="float" office:value="2268.825">
            <text:p>2268,825</text:p>
          </table:table-cell>
          <table:table-cell office:value-type="float" office:value="80.666">
            <text:p>80,666</text:p>
          </table:table-cell>
          <table:table-cell office:value-type="float" office:value="2236.099">
            <text:p>2236,099</text:p>
          </table:table-cell>
          <table:table-cell office:value-type="float" office:value="89.796">
            <text:p>89,796</text:p>
          </table:table-cell>
        </table:table-row>
        <table:table-row table:style-name="ro2">
          <table:table-cell/>
          <table:table-cell office:value-type="float" office:value="0.00053">
            <text:p>0,00053</text:p>
          </table:table-cell>
          <table:table-cell office:value-type="float" office:value="0.000016">
            <text:p>0,000016</text:p>
          </table:table-cell>
          <table:table-cell office:value-type="float" office:value="1887.5">
            <text:p>1887,5</text:p>
          </table:table-cell>
          <table:table-cell office:value-type="float" office:value="64458.7">
            <text:p>64458,7</text:p>
          </table:table-cell>
          <table:table-cell/>
          <table:table-cell office:value-type="string">
            <text:p>SPHINCS+-Haraka-128s-robust</text:p>
          </table:table-cell>
          <table:table-cell office:value-type="float" office:value="176612.471">
            <text:p>176612,471</text:p>
          </table:table-cell>
          <table:table-cell office:value-type="float" office:value="2457.744">
            <text:p>2457,744</text:p>
          </table:table-cell>
          <table:table-cell office:value-type="float" office:value="185.542">
            <text:p>185,542</text:p>
          </table:table-cell>
          <table:table-cell office:value-type="float" office:value="23.173">
            <text:p>23,173</text:p>
          </table:table-cell>
          <table:table-cell table:number-columns-repeated="2"/>
          <table:table-cell office:value-type="string">
            <text:p>FrodoKEM-1344-SHAKE</text:p>
          </table:table-cell>
          <table:table-cell office:value-type="float" office:value="9489.073">
            <text:p>9489,073</text:p>
          </table:table-cell>
          <table:table-cell office:value-type="float" office:value="488.735">
            <text:p>488,735</text:p>
          </table:table-cell>
          <table:table-cell office:value-type="float" office:value="9504.905">
            <text:p>9504,905</text:p>
          </table:table-cell>
          <table:table-cell office:value-type="float" office:value="470.479">
            <text:p>470,479</text:p>
          </table:table-cell>
        </table:table-row>
        <table:table-row table:style-name="ro2">
          <table:table-cell/>
          <table:table-cell office:value-type="float" office:value="0.000547">
            <text:p>0,000547</text:p>
          </table:table-cell>
          <table:table-cell office:value-type="float" office:value="0.000016">
            <text:p>0,000016</text:p>
          </table:table-cell>
          <table:table-cell office:value-type="float" office:value="1827.2">
            <text:p>1827,2</text:p>
          </table:table-cell>
          <table:table-cell office:value-type="float" office:value="64208.9">
            <text:p>64208,9</text:p>
          </table:table-cell>
          <table:table-cell/>
          <table:table-cell office:value-type="string">
            <text:p>SPHINCS+-Haraka-128s-simple</text:p>
          </table:table-cell>
          <table:table-cell office:value-type="float" office:value="173716.278">
            <text:p>173716,278</text:p>
          </table:table-cell>
          <table:table-cell office:value-type="float" office:value="9648.148">
            <text:p>9648,148</text:p>
          </table:table-cell>
          <table:table-cell office:value-type="float" office:value="178.531">
            <text:p>178,531</text:p>
          </table:table-cell>
          <table:table-cell office:value-type="float" office:value="25.679">
            <text:p>25,679</text:p>
          </table:table-cell>
          <table:table-cell table:number-columns-repeated="2"/>
          <table:table-cell office:value-type="string">
            <text:p>NTRU-HPS-2048-509</text:p>
          </table:table-cell>
          <table:table-cell office:value-type="float" office:value="188.412">
            <text:p>188,412</text:p>
          </table:table-cell>
          <table:table-cell office:value-type="float" office:value="16.171">
            <text:p>16,171</text:p>
          </table:table-cell>
          <table:table-cell office:value-type="float" office:value="482.904">
            <text:p>482,904</text:p>
          </table:table-cell>
          <table:table-cell office:value-type="float" office:value="31.873">
            <text:p>31,873</text:p>
          </table:table-cell>
        </table:table-row>
        <table:table-row table:style-name="ro2">
          <table:table-cell/>
          <table:table-cell office:value-type="float" office:value="0.000514">
            <text:p>0,000514</text:p>
          </table:table-cell>
          <table:table-cell office:value-type="float" office:value="0.000015">
            <text:p>0,000015</text:p>
          </table:table-cell>
          <table:table-cell office:value-type="float" office:value="1947.2">
            <text:p>1947,2</text:p>
          </table:table-cell>
          <table:table-cell office:value-type="float" office:value="65116.4">
            <text:p>65116,4</text:p>
          </table:table-cell>
          <table:table-cell/>
          <table:table-cell office:value-type="string">
            <text:p>SPHINCS+-Haraka-192f-robust</text:p>
          </table:table-cell>
          <table:table-cell office:value-type="float" office:value="12655.21">
            <text:p>12655,21</text:p>
          </table:table-cell>
          <table:table-cell office:value-type="float" office:value="547.85">
            <text:p>547,85</text:p>
          </table:table-cell>
          <table:table-cell office:value-type="float" office:value="718.68">
            <text:p>718,68</text:p>
          </table:table-cell>
          <table:table-cell office:value-type="float" office:value="66.379">
            <text:p>66,379</text:p>
          </table:table-cell>
          <table:table-cell table:number-columns-repeated="2"/>
          <table:table-cell office:value-type="string">
            <text:p>NTRU-HPS-2048-677</text:p>
          </table:table-cell>
          <table:table-cell office:value-type="float" office:value="319.752">
            <text:p>319,752</text:p>
          </table:table-cell>
          <table:table-cell office:value-type="float" office:value="29.747">
            <text:p>29,747</text:p>
          </table:table-cell>
          <table:table-cell office:value-type="float" office:value="854.172">
            <text:p>854,172</text:p>
          </table:table-cell>
          <table:table-cell office:value-type="float" office:value="62.614">
            <text:p>62,614</text:p>
          </table:table-cell>
        </table:table-row>
        <table:table-row table:style-name="ro2">
          <table:table-cell table:number-columns-repeated="6"/>
          <table:table-cell office:value-type="string">
            <text:p>SPHINCS+-Haraka-192f-simple</text:p>
          </table:table-cell>
          <table:table-cell office:value-type="float" office:value="9540.2">
            <text:p>9540,2</text:p>
          </table:table-cell>
          <table:table-cell office:value-type="float" office:value="664.794">
            <text:p>664,794</text:p>
          </table:table-cell>
          <table:table-cell office:value-type="float" office:value="480.079">
            <text:p>480,079</text:p>
          </table:table-cell>
          <table:table-cell office:value-type="float" office:value="55.41">
            <text:p>55,41</text:p>
          </table:table-cell>
          <table:table-cell table:number-columns-repeated="2"/>
          <table:table-cell office:value-type="string">
            <text:p>NTRU-HPS-4096-821</text:p>
          </table:table-cell>
          <table:table-cell office:value-type="float" office:value="442.873">
            <text:p>442,873</text:p>
          </table:table-cell>
          <table:table-cell office:value-type="float" office:value="38.31">
            <text:p>38,31</text:p>
          </table:table-cell>
          <table:table-cell office:value-type="float" office:value="1213.143">
            <text:p>1213,143</text:p>
          </table:table-cell>
          <table:table-cell office:value-type="float" office:value="77.488">
            <text:p>77,488</text:p>
          </table:table-cell>
        </table:table-row>
        <table:table-row table:style-name="ro2">
          <table:table-cell table:number-columns-repeated="6"/>
          <table:table-cell office:value-type="string">
            <text:p>SPHINCS+-Haraka-192s-robust</text:p>
          </table:table-cell>
          <table:table-cell office:value-type="float" office:value="349399.111">
            <text:p>349399,111</text:p>
          </table:table-cell>
          <table:table-cell office:value-type="float" office:value="4421.13">
            <text:p>4421,13</text:p>
          </table:table-cell>
          <table:table-cell office:value-type="float" office:value="278.501">
            <text:p>278,501</text:p>
          </table:table-cell>
          <table:table-cell office:value-type="float" office:value="39.199">
            <text:p>39,199</text:p>
          </table:table-cell>
          <table:table-cell table:number-columns-repeated="2"/>
          <table:table-cell office:value-type="string">
            <text:p>NTRU-HRSS-701</text:p>
          </table:table-cell>
          <table:table-cell office:value-type="float" office:value="306.396">
            <text:p>306,396</text:p>
          </table:table-cell>
          <table:table-cell office:value-type="float" office:value="25.924">
            <text:p>25,924</text:p>
          </table:table-cell>
          <table:table-cell office:value-type="float" office:value="901.15">
            <text:p>901,15</text:p>
          </table:table-cell>
          <table:table-cell office:value-type="float" office:value="73.845">
            <text:p>73,845</text:p>
          </table:table-cell>
        </table:table-row>
        <table:table-row table:style-name="ro2">
          <table:table-cell office:value-type="string">
            <text:p>ECDSA nistp384</text:p>
          </table:table-cell>
          <table:table-cell table:number-columns-repeated="5"/>
          <table:table-cell office:value-type="string">
            <text:p>SPHINCS+-Haraka-192s-simple</text:p>
          </table:table-cell>
          <table:table-cell office:value-type="float" office:value="297045.545">
            <text:p>297045,545</text:p>
          </table:table-cell>
          <table:table-cell office:value-type="float" office:value="5624.161">
            <text:p>5624,161</text:p>
          </table:table-cell>
          <table:table-cell office:value-type="float" office:value="194.515">
            <text:p>194,515</text:p>
          </table:table-cell>
          <table:table-cell office:value-type="float" office:value="24.118">
            <text:p>24,118</text:p>
          </table:table-cell>
          <table:table-cell table:number-columns-repeated="2"/>
          <table:table-cell office:value-type="string">
            <text:p>BIKE1-L1-CPA</text:p>
          </table:table-cell>
          <table:table-cell office:value-type="float" office:value="114.627">
            <text:p>114,627</text:p>
          </table:table-cell>
          <table:table-cell office:value-type="float" office:value="9.618">
            <text:p>9,618</text:p>
          </table:table-cell>
          <table:table-cell office:value-type="float" office:value="1358.058">
            <text:p>1358,058</text:p>
          </table:table-cell>
          <table:table-cell office:value-type="float" office:value="44.952">
            <text:p>44,952</text:p>
          </table:table-cell>
        </table:table-row>
        <table:table-row table:style-name="ro2">
          <table:table-cell/>
          <table:table-cell office:value-type="float" office:value="0.0008">
            <text:p>0,0008</text:p>
          </table:table-cell>
          <table:table-cell office:value-type="float" office:value="0.0007">
            <text:p>0,0007</text:p>
          </table:table-cell>
          <table:table-cell office:value-type="float" office:value="1241.4">
            <text:p>1241,4</text:p>
          </table:table-cell>
          <table:table-cell office:value-type="float" office:value="1450.3">
            <text:p>1450,3</text:p>
          </table:table-cell>
          <table:table-cell/>
          <table:table-cell office:value-type="string">
            <text:p>SPHINCS+-Haraka-256f-robust</text:p>
          </table:table-cell>
          <table:table-cell office:value-type="float" office:value="27665.725">
            <text:p>27665,725</text:p>
          </table:table-cell>
          <table:table-cell office:value-type="float" office:value="1438.69">
            <text:p>1438,69</text:p>
          </table:table-cell>
          <table:table-cell office:value-type="float" office:value="671.17">
            <text:p>671,17</text:p>
          </table:table-cell>
          <table:table-cell office:value-type="float" office:value="73.396">
            <text:p>73,396</text:p>
          </table:table-cell>
          <table:table-cell table:number-columns-repeated="2"/>
          <table:table-cell office:value-type="string">
            <text:p>BIKE1-L3-CPA</text:p>
          </table:table-cell>
          <table:table-cell office:value-type="float" office:value="346.608">
            <text:p>346,608</text:p>
          </table:table-cell>
          <table:table-cell office:value-type="float" office:value="26.968">
            <text:p>26,968</text:p>
          </table:table-cell>
          <table:table-cell office:value-type="float" office:value="5129.889">
            <text:p>5129,889</text:p>
          </table:table-cell>
          <table:table-cell office:value-type="float" office:value="155.078">
            <text:p>155,078</text:p>
          </table:table-cell>
        </table:table-row>
        <table:table-row table:style-name="ro2">
          <table:table-cell/>
          <table:table-cell table:number-columns-repeated="2" office:value-type="float" office:value="0.0008">
            <text:p>0,0008</text:p>
          </table:table-cell>
          <table:table-cell office:value-type="float" office:value="1230.1">
            <text:p>1230,1</text:p>
          </table:table-cell>
          <table:table-cell office:value-type="float" office:value="1321.8">
            <text:p>1321,8</text:p>
          </table:table-cell>
          <table:table-cell/>
          <table:table-cell office:value-type="string">
            <text:p>SPHINCS+-Haraka-256f-simple</text:p>
          </table:table-cell>
          <table:table-cell office:value-type="float" office:value="25756.171">
            <text:p>25756,171</text:p>
          </table:table-cell>
          <table:table-cell office:value-type="float" office:value="1334.846">
            <text:p>1334,846</text:p>
          </table:table-cell>
          <table:table-cell office:value-type="float" office:value="569.188">
            <text:p>569,188</text:p>
          </table:table-cell>
          <table:table-cell office:value-type="float" office:value="64.773">
            <text:p>64,773</text:p>
          </table:table-cell>
          <table:table-cell table:number-columns-repeated="2"/>
          <table:table-cell office:value-type="string">
            <text:p>BIKE1-L1-FO</text:p>
          </table:table-cell>
          <table:table-cell office:value-type="float" office:value="148.94">
            <text:p>148,94</text:p>
          </table:table-cell>
          <table:table-cell office:value-type="float" office:value="11.786">
            <text:p>11,786</text:p>
          </table:table-cell>
          <table:table-cell office:value-type="float" office:value="1819.077">
            <text:p>1819,077</text:p>
          </table:table-cell>
          <table:table-cell office:value-type="float" office:value="65.312">
            <text:p>65,312</text:p>
          </table:table-cell>
        </table:table-row>
        <table:table-row table:style-name="ro2">
          <table:table-cell/>
          <table:table-cell office:value-type="float" office:value="0.0011">
            <text:p>0,0011</text:p>
          </table:table-cell>
          <table:table-cell office:value-type="float" office:value="0.0009">
            <text:p>0,0009</text:p>
          </table:table-cell>
          <table:table-cell office:value-type="float" office:value="930.5">
            <text:p>930,5</text:p>
          </table:table-cell>
          <table:table-cell office:value-type="float" office:value="1134.8">
            <text:p>1134,8</text:p>
          </table:table-cell>
          <table:table-cell/>
          <table:table-cell office:value-type="string">
            <text:p>SPHINCS+-Haraka-256s-robust</text:p>
          </table:table-cell>
          <table:table-cell office:value-type="float" office:value="270804.417">
            <text:p>270804,417</text:p>
          </table:table-cell>
          <table:table-cell office:value-type="float" office:value="31970.423">
            <text:p>31970,423</text:p>
          </table:table-cell>
          <table:table-cell office:value-type="float" office:value="377.204">
            <text:p>377,204</text:p>
          </table:table-cell>
          <table:table-cell office:value-type="float" office:value="45.589">
            <text:p>45,589</text:p>
          </table:table-cell>
          <table:table-cell table:number-columns-repeated="2"/>
          <table:table-cell office:value-type="string">
            <text:p>BIKE1-L3-FO</text:p>
          </table:table-cell>
          <table:table-cell office:value-type="float" office:value="496.572">
            <text:p>496,572</text:p>
          </table:table-cell>
          <table:table-cell office:value-type="float" office:value="23.359">
            <text:p>23,359</text:p>
          </table:table-cell>
          <table:table-cell office:value-type="float" office:value="6834.1">
            <text:p>6834,1</text:p>
          </table:table-cell>
          <table:table-cell office:value-type="float" office:value="371.198">
            <text:p>371,198</text:p>
          </table:table-cell>
        </table:table-row>
        <table:table-row table:style-name="ro2">
          <table:table-cell/>
          <table:table-cell office:value-type="float" office:value="0.0011">
            <text:p>0,0011</text:p>
          </table:table-cell>
          <table:table-cell office:value-type="float" office:value="0.0009">
            <text:p>0,0009</text:p>
          </table:table-cell>
          <table:table-cell office:value-type="float" office:value="893.9">
            <text:p>893,9</text:p>
          </table:table-cell>
          <table:table-cell office:value-type="float" office:value="1127.7">
            <text:p>1127,7</text:p>
          </table:table-cell>
          <table:table-cell/>
          <table:table-cell office:value-type="string">
            <text:p>SPHINCS+-Haraka-256s-simple</text:p>
          </table:table-cell>
          <table:table-cell office:value-type="float" office:value="194722.75">
            <text:p>194722,75</text:p>
          </table:table-cell>
          <table:table-cell office:value-type="float" office:value="2601.592">
            <text:p>2601,592</text:p>
          </table:table-cell>
          <table:table-cell office:value-type="float" office:value="268.601">
            <text:p>268,601</text:p>
          </table:table-cell>
          <table:table-cell office:value-type="float" office:value="27.507">
            <text:p>27,5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1">
            <text:p>0,0011</text:p>
          </table:table-cell>
          <table:table-cell office:value-type="float" office:value="0.0009">
            <text:p>0,0009</text:p>
          </table:table-cell>
          <table:table-cell office:value-type="float" office:value="933.6">
            <text:p>933,6</text:p>
          </table:table-cell>
          <table:table-cell office:value-type="float" office:value="1130.5">
            <text:p>1130,5</text:p>
          </table:table-cell>
          <table:table-cell/>
          <table:table-cell office:value-type="string">
            <text:p>SPHINCS+-SHA256-128f-robust</text:p>
          </table:table-cell>
          <table:table-cell office:value-type="float" office:value="28504.302">
            <text:p>28504,302</text:p>
          </table:table-cell>
          <table:table-cell office:value-type="float" office:value="1013.248">
            <text:p>1013,248</text:p>
          </table:table-cell>
          <table:table-cell office:value-type="float" office:value="3799.024">
            <text:p>3799,024</text:p>
          </table:table-cell>
          <table:table-cell office:value-type="float" office:value="355.573">
            <text:p>355,57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1">
            <text:p>0,0011</text:p>
          </table:table-cell>
          <table:table-cell office:value-type="float" office:value="0.0009">
            <text:p>0,0009</text:p>
          </table:table-cell>
          <table:table-cell office:value-type="float" office:value="931">
            <text:p>931</text:p>
          </table:table-cell>
          <table:table-cell office:value-type="float" office:value="1155.9">
            <text:p>1155,9</text:p>
          </table:table-cell>
          <table:table-cell/>
          <table:table-cell office:value-type="string">
            <text:p>SPHINCS+-SHA256-128f-simple</text:p>
          </table:table-cell>
          <table:table-cell office:value-type="float" office:value="15769.251">
            <text:p>15769,251</text:p>
          </table:table-cell>
          <table:table-cell office:value-type="float" office:value="356.356">
            <text:p>356,356</text:p>
          </table:table-cell>
          <table:table-cell office:value-type="float" office:value="1955.549">
            <text:p>1955,549</text:p>
          </table:table-cell>
          <table:table-cell office:value-type="float" office:value="151.172">
            <text:p>151,1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1">
            <text:p>0,0011</text:p>
          </table:table-cell>
          <table:table-cell office:value-type="float" office:value="0.0009">
            <text:p>0,0009</text:p>
          </table:table-cell>
          <table:table-cell office:value-type="float" office:value="916.9">
            <text:p>916,9</text:p>
          </table:table-cell>
          <table:table-cell office:value-type="float" office:value="1161.4">
            <text:p>1161,4</text:p>
          </table:table-cell>
          <table:table-cell/>
          <table:table-cell office:value-type="string">
            <text:p>SPHINCS+-SHA256-128s-robust</text:p>
          </table:table-cell>
          <table:table-cell office:value-type="float" office:value="487240.857">
            <text:p>487240,857</text:p>
          </table:table-cell>
          <table:table-cell office:value-type="float" office:value="9512.68">
            <text:p>9512,68</text:p>
          </table:table-cell>
          <table:table-cell office:value-type="float" office:value="1534.767">
            <text:p>1534,767</text:p>
          </table:table-cell>
          <table:table-cell office:value-type="float" office:value="116.097">
            <text:p>116,09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">
            <text:p>0,001</text:p>
          </table:table-cell>
          <table:table-cell office:value-type="float" office:value="0.0009">
            <text:p>0,0009</text:p>
          </table:table-cell>
          <table:table-cell office:value-type="float" office:value="959">
            <text:p>959</text:p>
          </table:table-cell>
          <table:table-cell office:value-type="float" office:value="1168.6">
            <text:p>1168,6</text:p>
          </table:table-cell>
          <table:table-cell/>
          <table:table-cell office:value-type="string">
            <text:p>SPHINCS+-SHA256-128s-simple</text:p>
          </table:table-cell>
          <table:table-cell office:value-type="float" office:value="275153.818">
            <text:p>275153,818</text:p>
          </table:table-cell>
          <table:table-cell office:value-type="float" office:value="4944.238">
            <text:p>4944,238</text:p>
          </table:table-cell>
          <table:table-cell office:value-type="float" office:value="806.004">
            <text:p>806,004</text:p>
          </table:table-cell>
          <table:table-cell office:value-type="float" office:value="85.589">
            <text:p>85,58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">
            <text:p>0,001</text:p>
          </table:table-cell>
          <table:table-cell office:value-type="float" office:value="0.0009">
            <text:p>0,0009</text:p>
          </table:table-cell>
          <table:table-cell office:value-type="float" office:value="954.4">
            <text:p>954,4</text:p>
          </table:table-cell>
          <table:table-cell office:value-type="float" office:value="1138.6">
            <text:p>1138,6</text:p>
          </table:table-cell>
          <table:table-cell/>
          <table:table-cell office:value-type="string">
            <text:p>SPHINCS+-SHA256-192f-robust</text:p>
          </table:table-cell>
          <table:table-cell office:value-type="float" office:value="39564.132">
            <text:p>39564,132</text:p>
          </table:table-cell>
          <table:table-cell office:value-type="float" office:value="815.476">
            <text:p>815,476</text:p>
          </table:table-cell>
          <table:table-cell office:value-type="float" office:value="6206.537">
            <text:p>6206,537</text:p>
          </table:table-cell>
          <table:table-cell office:value-type="float" office:value="424.424">
            <text:p>424,4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01">
            <text:p>0,001</text:p>
          </table:table-cell>
          <table:table-cell office:value-type="float" office:value="0.0009">
            <text:p>0,0009</text:p>
          </table:table-cell>
          <table:table-cell office:value-type="float" office:value="952.7">
            <text:p>952,7</text:p>
          </table:table-cell>
          <table:table-cell office:value-type="float" office:value="1151.9">
            <text:p>1151,9</text:p>
          </table:table-cell>
          <table:table-cell/>
          <table:table-cell office:value-type="string">
            <text:p>SPHINCS+-SHA256-192f-simple</text:p>
          </table:table-cell>
          <table:table-cell office:value-type="float" office:value="22546.194">
            <text:p>22546,194</text:p>
          </table:table-cell>
          <table:table-cell office:value-type="float" office:value="1094.58">
            <text:p>1094,58</text:p>
          </table:table-cell>
          <table:table-cell office:value-type="float" office:value="3132.662">
            <text:p>3132,662</text:p>
          </table:table-cell>
          <table:table-cell office:value-type="float" office:value="251.756">
            <text:p>251,756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192s-robust</text:p>
          </table:table-cell>
          <table:table-cell office:value-type="float" office:value="931959">
            <text:p>931959</text:p>
          </table:table-cell>
          <table:table-cell office:value-type="float" office:value="13369.07">
            <text:p>13369,07</text:p>
          </table:table-cell>
          <table:table-cell office:value-type="float" office:value="2372.914">
            <text:p>2372,914</text:p>
          </table:table-cell>
          <table:table-cell office:value-type="float" office:value="218.556">
            <text:p>218,556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192s-simple</text:p>
          </table:table-cell>
          <table:table-cell office:value-type="float" office:value="534154.333">
            <text:p>534154,333</text:p>
          </table:table-cell>
          <table:table-cell office:value-type="float" office:value="11701.881">
            <text:p>11701,881</text:p>
          </table:table-cell>
          <table:table-cell office:value-type="float" office:value="1261.624">
            <text:p>1261,624</text:p>
          </table:table-cell>
          <table:table-cell office:value-type="float" office:value="130.092">
            <text:p>130,092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256f-robust</text:p>
          </table:table-cell>
          <table:table-cell office:value-type="float" office:value="140130.364">
            <text:p>140130,364</text:p>
          </table:table-cell>
          <table:table-cell office:value-type="float" office:value="2985.815">
            <text:p>2985,815</text:p>
          </table:table-cell>
          <table:table-cell office:value-type="float" office:value="7848.36">
            <text:p>7848,36</text:p>
          </table:table-cell>
          <table:table-cell office:value-type="float" office:value="443.873">
            <text:p>443,873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256f-simple</text:p>
          </table:table-cell>
          <table:table-cell office:value-type="float" office:value="46740.231">
            <text:p>46740,231</text:p>
          </table:table-cell>
          <table:table-cell office:value-type="float" office:value="1425.725">
            <text:p>1425,725</text:p>
          </table:table-cell>
          <table:table-cell office:value-type="float" office:value="3083.003">
            <text:p>3083,003</text:p>
          </table:table-cell>
          <table:table-cell office:value-type="float" office:value="185.301">
            <text:p>185,301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256s-robust</text:p>
          </table:table-cell>
          <table:table-cell office:value-type="float" office:value="1090819">
            <text:p>1090819</text:p>
          </table:table-cell>
          <table:table-cell office:value-type="float" office:value="4594.106">
            <text:p>4594,106</text:p>
          </table:table-cell>
          <table:table-cell office:value-type="float" office:value="3986.02">
            <text:p>3986,02</text:p>
          </table:table-cell>
          <table:table-cell office:value-type="float" office:value="134.423">
            <text:p>134,423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256-256s-simple</text:p>
          </table:table-cell>
          <table:table-cell office:value-type="float" office:value="341204.889">
            <text:p>341204,889</text:p>
          </table:table-cell>
          <table:table-cell office:value-type="float" office:value="1358.493">
            <text:p>1358,493</text:p>
          </table:table-cell>
          <table:table-cell office:value-type="float" office:value="1511.216">
            <text:p>1511,216</text:p>
          </table:table-cell>
          <table:table-cell office:value-type="float" office:value="106.41">
            <text:p>106,41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28f-robust</text:p>
          </table:table-cell>
          <table:table-cell office:value-type="float" office:value="74271.22">
            <text:p>74271,22</text:p>
          </table:table-cell>
          <table:table-cell office:value-type="float" office:value="1578.404">
            <text:p>1578,404</text:p>
          </table:table-cell>
          <table:table-cell office:value-type="float" office:value="5669.04">
            <text:p>5669,04</text:p>
          </table:table-cell>
          <table:table-cell office:value-type="float" office:value="378.71">
            <text:p>378,71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28f-simple</text:p>
          </table:table-cell>
          <table:table-cell office:value-type="float" office:value="40994.986">
            <text:p>40994,986</text:p>
          </table:table-cell>
          <table:table-cell office:value-type="float" office:value="740.197">
            <text:p>740,197</text:p>
          </table:table-cell>
          <table:table-cell office:value-type="float" office:value="2894.539">
            <text:p>2894,539</text:p>
          </table:table-cell>
          <table:table-cell office:value-type="float" office:value="201.18">
            <text:p>201,18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28s-robust</text:p>
          </table:table-cell>
          <table:table-cell office:value-type="float" office:value="1096187">
            <text:p>1096187</text:p>
          </table:table-cell>
          <table:table-cell office:value-type="float" office:value="3392.155">
            <text:p>3392,155</text:p>
          </table:table-cell>
          <table:table-cell office:value-type="float" office:value="2242.969">
            <text:p>2242,969</text:p>
          </table:table-cell>
          <table:table-cell office:value-type="float" office:value="116.957">
            <text:p>116,957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28s-simple</text:p>
          </table:table-cell>
          <table:table-cell office:value-type="float" office:value="666512.6">
            <text:p>666512,6</text:p>
          </table:table-cell>
          <table:table-cell office:value-type="float" office:value="1787.571">
            <text:p>1787,571</text:p>
          </table:table-cell>
          <table:table-cell office:value-type="float" office:value="1246.879">
            <text:p>1246,879</text:p>
          </table:table-cell>
          <table:table-cell office:value-type="float" office:value="113.396">
            <text:p>113,396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92f-robust</text:p>
          </table:table-cell>
          <table:table-cell office:value-type="float" office:value="94792.219">
            <text:p>94792,219</text:p>
          </table:table-cell>
          <table:table-cell office:value-type="float" office:value="824.336">
            <text:p>824,336</text:p>
          </table:table-cell>
          <table:table-cell office:value-type="float" office:value="8827.674">
            <text:p>8827,674</text:p>
          </table:table-cell>
          <table:table-cell office:value-type="float" office:value="299.594">
            <text:p>299,594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92f-simple</text:p>
          </table:table-cell>
          <table:table-cell office:value-type="float" office:value="53950.607">
            <text:p>53950,607</text:p>
          </table:table-cell>
          <table:table-cell office:value-type="float" office:value="986.731">
            <text:p>986,731</text:p>
          </table:table-cell>
          <table:table-cell office:value-type="float" office:value="4922.921">
            <text:p>4922,921</text:p>
          </table:table-cell>
          <table:table-cell office:value-type="float" office:value="277.582">
            <text:p>277,582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92s-robust</text:p>
          </table:table-cell>
          <table:table-cell office:value-type="float" office:value="2261574.5">
            <text:p>2261574,5</text:p>
          </table:table-cell>
          <table:table-cell office:value-type="float" office:value="0">
            <text:p>0</text:p>
          </table:table-cell>
          <table:table-cell office:value-type="float" office:value="3453.312">
            <text:p>3453,312</text:p>
          </table:table-cell>
          <table:table-cell office:value-type="float" office:value="193.412">
            <text:p>193,412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192s-simple</text:p>
          </table:table-cell>
          <table:table-cell office:value-type="float" office:value="1403384.333">
            <text:p>1403384,333</text:p>
          </table:table-cell>
          <table:table-cell office:value-type="float" office:value="31186.551">
            <text:p>31186,551</text:p>
          </table:table-cell>
          <table:table-cell office:value-type="float" office:value="1825.647">
            <text:p>1825,647</text:p>
          </table:table-cell>
          <table:table-cell office:value-type="float" office:value="187.522">
            <text:p>187,522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256f-robust</text:p>
          </table:table-cell>
          <table:table-cell office:value-type="float" office:value="198778.5">
            <text:p>198778,5</text:p>
          </table:table-cell>
          <table:table-cell office:value-type="float" office:value="2603.019">
            <text:p>2603,019</text:p>
          </table:table-cell>
          <table:table-cell office:value-type="float" office:value="9288.191">
            <text:p>9288,191</text:p>
          </table:table-cell>
          <table:table-cell office:value-type="float" office:value="377.89">
            <text:p>377,89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256f-simple</text:p>
          </table:table-cell>
          <table:table-cell office:value-type="float" office:value="110819.321">
            <text:p>110819,321</text:p>
          </table:table-cell>
          <table:table-cell office:value-type="float" office:value="1479.841">
            <text:p>1479,841</text:p>
          </table:table-cell>
          <table:table-cell office:value-type="float" office:value="4794.89">
            <text:p>4794,89</text:p>
          </table:table-cell>
          <table:table-cell office:value-type="float" office:value="173.367">
            <text:p>173,367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256s-robust</text:p>
          </table:table-cell>
          <table:table-cell office:value-type="float" office:value="1605038.5">
            <text:p>1605038,5</text:p>
          </table:table-cell>
          <table:table-cell office:value-type="float" office:value="0">
            <text:p>0</text:p>
          </table:table-cell>
          <table:table-cell office:value-type="float" office:value="4587.197">
            <text:p>4587,197</text:p>
          </table:table-cell>
          <table:table-cell office:value-type="float" office:value="167.666">
            <text:p>167,666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SPHINCS+-SHAKE256-256s-simple</text:p>
          </table:table-cell>
          <table:table-cell office:value-type="float" office:value="935142.75">
            <text:p>935142,75</text:p>
          </table:table-cell>
          <table:table-cell office:value-type="float" office:value="3559.557">
            <text:p>3559,557</text:p>
          </table:table-cell>
          <table:table-cell office:value-type="float" office:value="2329.002">
            <text:p>2329,002</text:p>
          </table:table-cell>
          <table:table-cell office:value-type="float" office:value="170.755">
            <text:p>170,75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/09/2020</text:date>, <text:time>14.08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0T14:08:37</dc:date>
    <meta:generator>OpenOffice/4.1.6$Unix OpenOffice.org_project/416m1$Build-9790</meta:generator>
    <meta:editing-duration>PT47M8S</meta:editing-duration>
    <meta:editing-cycles>9</meta:editing-cycles>
    <meta:document-statistic meta:table-count="5" meta:cell-count="3719" meta:object-count="0"/>
  </office:meta>
</office:document-meta>
</file>